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8.09pt"/>
    </style:style>
    <style:style style:name="co2" style:family="table-column">
      <style:table-column-properties fo:break-before="auto" style:column-width="123pt"/>
    </style:style>
    <style:style style:name="co3" style:family="table-column">
      <style:table-column-properties fo:break-before="auto" style:column-width="114.41pt"/>
    </style:style>
    <style:style style:name="co4" style:family="table-column">
      <style:table-column-properties fo:break-before="auto" style:column-width="112.05pt"/>
    </style:style>
    <style:style style:name="co5" style:family="table-column">
      <style:table-column-properties fo:break-before="auto" style:column-width="86.94pt"/>
    </style:style>
    <style:style style:name="co6" style:family="table-column">
      <style:table-column-properties fo:break-before="auto" style:column-width="83.0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453.49pt" svg:height="191.25pt" svg:x="1002.42pt" svg:y="0pt">
            <draw:object draw:notify-on-update-of-ranges="Sheet1.B1:Sheet1.G1 Sheet1.A6:Sheet1.A6 Sheet1.B6:Sheet1.G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188.25pt" svg:x="1460.32pt" svg:y="140.8pt">
            <draw:object draw:notify-on-update-of-ranges="Sheet1.B1:Sheet1.G1 Sheet1.A19:Sheet1.A19 Sheet1.B19:Sheet1.G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191.25pt" svg:x="1001.31pt" svg:y="333.55pt">
            <draw:object draw:notify-on-update-of-ranges="Sheet1.B1:Sheet1.G1 Sheet1.A32:Sheet1.A32 Sheet1.B32:Sheet1.G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189.75pt" svg:x="1467.27pt" svg:y="513.52pt">
            <draw:object draw:notify-on-update-of-ranges="Sheet1.B1:Sheet1.G1 Sheet1.A47:Sheet1.A47 Sheet1.B47:Sheet1.G4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194.26pt" svg:x="1000.29pt" svg:y="679.21pt">
            <draw:object draw:notify-on-update-of-ranges="Sheet1.B1:Sheet1.G1 Sheet1.A60:Sheet1.A60 Sheet1.B60:Sheet1.G6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189.75pt" svg:x="1474.38pt" svg:y="850.82pt">
            <draw:object draw:notify-on-update-of-ranges="Sheet1.B1:Sheet1.G1 Sheet1.A73:Sheet1.A73 Sheet1.B73:Sheet1.G7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190.49pt" svg:x="1002.7pt" svg:y="1026.99pt">
            <draw:object draw:notify-on-update-of-ranges="Sheet1.B1:Sheet1.G1 Sheet1.A87:Sheet1.A87 Sheet1.B87:Sheet1.G8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188.25pt" svg:x="1014.55pt" svg:y="1221.25pt">
            <draw:object draw:notify-on-update-of-ranges="Sheet1.B1:Sheet1.G1 Sheet1.A103:Sheet1.A103 Sheet1.B103:Sheet1.G10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51pt" svg:height="191.25pt" svg:x="1014.52pt" svg:y="1414.03pt">
            <draw:object draw:notify-on-update-of-ranges="Sheet1.B1:Sheet1.G1 Sheet1.A116:Sheet1.A116 Sheet1.B116:Sheet1.G11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51pt" svg:height="191.25pt" svg:x="1030.34pt" svg:y="1622.58pt">
            <draw:object draw:notify-on-update-of-ranges="Sheet1.B1:Sheet1.G1 Sheet1.A134:Sheet1.A134 Sheet1.B134:Sheet1.G13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3.51pt" svg:height="188.25pt" svg:x="1024.02pt" svg:y="1825.11pt">
            <draw:object draw:notify-on-update-of-ranges="Sheet1.B1:Sheet1.G1 Sheet1.A148:Sheet1.A148 Sheet1.B148:Sheet1.G14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453.51pt" svg:height="255.09pt" svg:x="446.85pt" svg:y="2066.68pt">
            <draw:object draw:notify-on-update-of-ranges="Sheet1.A156:Sheet1.A156 Sheet1.B156:Sheet1.G156 Sheet1.A157:Sheet1.A157 Sheet1.B157:Sheet1.G157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aset ECG200 - 200 records.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NGRAM</text:p>
          </table:table-cell>
          <table:table-cell office:value-type="string" calcext:value-type="string">
            <text:p>DTW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BAGGING</text:p>
          </table:table-cell>
        </table:table-row>
        <table:table-row table:style-name="ro1">
          <table:table-cell office:value-type="string" calcext:value-type="string">
            <text:p>Data contains 2 classes:</text:p>
          </table:table-cell>
          <table:table-cell office:value-type="string" calcext:value-type="string">
            <text:p>Parts: 5 ngram: 2 alpha: 11</text:p>
          </table:table-cell>
          <table:table-cell office:value-type="string" calcext:value-type="string">
            <text:p>parts: 10</text:p>
          </table:table-cell>
          <table:table-cell office:value-type="string" calcext:value-type="string">
            <text:p>ngram: 30, alpha: 3, </text:p>
          </table:table-cell>
          <table:table-cell office:value-type="string" calcext:value-type="string">
            <text:p>Knn: 7 DtwWin: 5</text:p>
          </table:table-cell>
          <table:table-cell office:value-type="string" calcext:value-type="string">
            <text:p>ngram: 3, alpha: 11, knn: 3, </text:p>
          </table:table-cell>
          <table:table-cell office:value-type="string" calcext:value-type="string">
            <text:p>parts: 5, ngram: 3, alpha: 5, </text:p>
          </table:table-cell>
        </table:table-row>
        <table:table-row table:style-name="ro1">
          <table:table-cell office:value-type="string" calcext:value-type="string">
            <text:p>Class '-1' contains 6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33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" calcext:value-type="float">
            <text:p>0.8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788333" calcext:value-type="float">
            <text:p>0.78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03333" calcext:value-type="float">
            <text:p>0.80333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98164" calcext:value-type="float">
            <text:p>0.798164</text:p>
          </table:table-cell>
          <table:table-cell office:value-type="float" office:value="0.832295" calcext:value-type="float">
            <text:p>0.832295</text:p>
          </table:table-cell>
          <table:table-cell office:value-type="float" office:value="0.806472" calcext:value-type="float">
            <text:p>0.806472</text:p>
          </table:table-cell>
          <table:table-cell office:value-type="float" office:value="0.833177" calcext:value-type="float">
            <text:p>0.833177</text:p>
          </table:table-cell>
          <table:table-cell office:value-type="float" office:value="0.895075" calcext:value-type="float">
            <text:p>0.895075</text:p>
          </table:table-cell>
          <table:table-cell office:value-type="float" office:value="0.801476" calcext:value-type="float">
            <text:p>0.80147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" calcext:value-type="float">
            <text:p>0.8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788333" calcext:value-type="float">
            <text:p>0.78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03333" calcext:value-type="float">
            <text:p>0.80333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726428" calcext:value-type="float">
            <text:p>0.726428</text:p>
          </table:table-cell>
          <table:table-cell office:value-type="float" office:value="0.784351" calcext:value-type="float">
            <text:p>0.784351</text:p>
          </table:table-cell>
          <table:table-cell office:value-type="float" office:value="0.831649" calcext:value-type="float">
            <text:p>0.831649</text:p>
          </table:table-cell>
          <table:table-cell office:value-type="float" office:value="0.733345" calcext:value-type="float">
            <text:p>0.733345</text:p>
          </table:table-cell>
          <table:table-cell office:value-type="float" office:value="0.836007" calcext:value-type="float">
            <text:p>0.836007</text:p>
          </table:table-cell>
          <table:table-cell office:value-type="float" office:value="0.713294" calcext:value-type="float">
            <text:p>0.713294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762291" calcext:value-type="float">
            <text:p>0.762291</text:p>
          </table:table-cell>
          <table:table-cell office:value-type="float" office:value="0.807543" calcext:value-type="float">
            <text:p>0.807543</text:p>
          </table:table-cell>
          <table:table-cell office:value-type="float" office:value="0.809701" calcext:value-type="float">
            <text:p>0.809701</text:p>
          </table:table-cell>
          <table:table-cell office:value-type="float" office:value="0.781733" calcext:value-type="float">
            <text:p>0.781733</text:p>
          </table:table-cell>
          <table:table-cell office:value-type="float" office:value="0.864989" calcext:value-type="float">
            <text:p>0.864989</text:p>
          </table:table-cell>
          <table:table-cell office:value-type="float" office:value="0.756963" calcext:value-type="float">
            <text:p>0.756963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" calcext:value-type="float">
            <text:p>0.8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788333" calcext:value-type="float">
            <text:p>0.78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03333" calcext:value-type="float">
            <text:p>0.803333</text:p>
          </table:table-cell>
        </table:table-row>
        <table:table-row table:style-name="ro1">
          <table:table-cell office:value-type="string" calcext:value-type="string">
            <text:p>Execution took PT1.249S</text:p>
          </table:table-cell>
          <table:table-cell table:number-columns-repeated="6"/>
        </table:table-row>
        <table:table-row table:style-name="ro1">
          <table:table-cell/>
          <table:table-cell table:formula="of:=STDEV([.B6:.B11])" office:value-type="float" office:value="0.0306776883510911" calcext:value-type="float">
            <text:p>0.0306776884</text:p>
          </table:table-cell>
          <table:table-cell table:formula="of:=STDEV([.C6:.C11])" office:value-type="float" office:value="0.0199270790232789" calcext:value-type="float">
            <text:p>0.019927079</text:p>
          </table:table-cell>
          <table:table-cell table:formula="of:=STDEV([.D6:.D11])" office:value-type="float" office:value="0.0174276545342931" calcext:value-type="float">
            <text:p>0.0174276545</text:p>
          </table:table-cell>
          <table:table-cell table:formula="of:=STDEV([.E6:.E11])" office:value-type="float" office:value="0.0420058985318332" calcext:value-type="float">
            <text:p>0.0420058985</text:p>
          </table:table-cell>
          <table:table-cell table:formula="of:=STDEV([.F6:.F11])" office:value-type="float" office:value="0.0247498631167932" calcext:value-type="float">
            <text:p>0.0247498631</text:p>
          </table:table-cell>
          <table:table-cell table:formula="of:=STDEV([.G6:.G11])" office:value-type="float" office:value="0.037614888215528" calcext:value-type="float">
            <text:p>0.0376148882</text:p>
          </table:table-cell>
        </table:table-row>
        <table:table-row table:style-name="ro1">
          <table:table-cell office:value-type="string" calcext:value-type="string">
            <text:p>Dataset ECGFiveDays - 884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44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442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837858" calcext:value-type="float">
            <text:p>0.837858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40479" calcext:value-type="float">
            <text:p>0.940479</text:p>
          </table:table-cell>
          <table:table-cell office:value-type="float" office:value="0.947991" calcext:value-type="float">
            <text:p>0.947991</text:p>
          </table:table-cell>
          <table:table-cell office:value-type="float" office:value="0.839159" calcext:value-type="float">
            <text:p>0.839159</text:p>
          </table:table-cell>
          <table:table-cell office:value-type="float" office:value="0.977922" calcext:value-type="float">
            <text:p>0.977922</text:p>
          </table:table-cell>
          <table:table-cell office:value-type="float" office:value="0.990986" calcext:value-type="float">
            <text:p>0.990986</text:p>
          </table:table-cell>
          <table:table-cell office:value-type="float" office:value="0.970603" calcext:value-type="float">
            <text:p>0.97060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837858" calcext:value-type="float">
            <text:p>0.837858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837858" calcext:value-type="float">
            <text:p>0.837858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837858" calcext:value-type="float">
            <text:p>0.837858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837858" calcext:value-type="float">
            <text:p>0.837858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</table:table-row>
        <table:table-row table:style-name="ro1">
          <table:table-cell office:value-type="string" calcext:value-type="string">
            <text:p>Execution took PT2.186S</text:p>
          </table:table-cell>
          <table:table-cell table:number-columns-repeated="6"/>
        </table:table-row>
        <table:table-row table:style-name="ro1">
          <table:table-cell/>
          <table:table-cell table:formula="of:=STDEV([.B19:.B24])" office:value-type="float" office:value="0.0000232701525564295" calcext:value-type="float">
            <text:p>2.32701525564295E-005</text:p>
          </table:table-cell>
          <table:table-cell table:formula="of:=STDEV([.C19:.C24])" office:value-type="float" office:value="0.000011022703842524" calcext:value-type="float">
            <text:p>1.1022703842524E-005</text:p>
          </table:table-cell>
          <table:table-cell table:formula="of:=STDEV([.D19:.D24])" office:value-type="float" office:value="0.000531131025893484" calcext:value-type="float">
            <text:p>0.000531131</text:p>
          </table:table-cell>
          <table:table-cell table:formula="of:=STDEV([.E19:.E24])" office:value-type="float" office:value="0.0000689939610883825" calcext:value-type="float">
            <text:p>0.000068994</text:p>
          </table:table-cell>
          <table:table-cell table:formula="of:=STDEV([.F19:.F24])" office:value-type="float" office:value="0.0000146969384566231" calcext:value-type="float">
            <text:p>1.46969384566231E-005</text:p>
          </table:table-cell>
          <table:table-cell table:formula="of:=STDEV([.G19:.G24])" office:value-type="float" office:value="0.00000612372435695274" calcext:value-type="float">
            <text:p>6.12372435695274E-006</text:p>
          </table:table-cell>
        </table:table-row>
        <table:table-row table:style-name="ro1">
          <table:table-cell office:value-type="string" calcext:value-type="string">
            <text:p>Dataset TwoLeadECG - 1162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581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581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654045" calcext:value-type="float">
            <text:p>0.654045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19715" calcext:value-type="float">
            <text:p>0.919715</text:p>
          </table:table-cell>
          <table:table-cell office:value-type="float" office:value="0.965893" calcext:value-type="float">
            <text:p>0.965893</text:p>
          </table:table-cell>
          <table:table-cell office:value-type="float" office:value="0.657586" calcext:value-type="float">
            <text:p>0.657586</text:p>
          </table:table-cell>
          <table:table-cell office:value-type="float" office:value="0.997996" calcext:value-type="float">
            <text:p>0.997996</text:p>
          </table:table-cell>
          <table:table-cell office:value-type="float" office:value="0.968446" calcext:value-type="float">
            <text:p>0.968446</text:p>
          </table:table-cell>
          <table:table-cell office:value-type="float" office:value="0.911954" calcext:value-type="float">
            <text:p>0.91195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654045" calcext:value-type="float">
            <text:p>0.654045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654045" calcext:value-type="float">
            <text:p>0.654045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654045" calcext:value-type="float">
            <text:p>0.654045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654045" calcext:value-type="float">
            <text:p>0.654045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</table:table-row>
        <table:table-row table:style-name="ro1">
          <table:table-cell office:value-type="string" calcext:value-type="string">
            <text:p>Execution took PT1.945S</text:p>
          </table:table-cell>
          <table:table-cell table:number-columns-repeated="6"/>
        </table:table-row>
        <table:table-row table:style-name="ro1">
          <table:table-cell/>
          <table:table-cell table:formula="of:=STDEV([.B32:.B37])" office:value-type="float" office:value="0.0000146969384567138" calcext:value-type="float">
            <text:p>1.46969384567138E-005</text:p>
          </table:table-cell>
          <table:table-cell table:formula="of:=STDEV([.C32:.C37])" office:value-type="float" office:value="0.0000122474487139508" calcext:value-type="float">
            <text:p>1.22474487139508E-005</text:p>
          </table:table-cell>
          <table:table-cell table:formula="of:=STDEV([.D32:.D37])" office:value-type="float" office:value="0.00144560719653255" calcext:value-type="float">
            <text:p>0.0014456072</text:p>
          </table:table-cell>
          <table:table-cell table:formula="of:=STDEV([.E32:.E37])" office:value-type="float" office:value="0.00000163299316185709" calcext:value-type="float">
            <text:p>0.000001633</text:p>
          </table:table-cell>
          <table:table-cell table:formula="of:=STDEV([.F32:.F37])" office:value-type="float" office:value="0.000000408248290430278" calcext:value-type="float">
            <text:p>4.08248290430278E-007</text:p>
          </table:table-cell>
          <table:table-cell table:formula="of:=STDEV([.G32:.G37])" office:value-type="float" office:value="0.0000085732140997157" calcext:value-type="float">
            <text:p>8.5732140997157E-00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periment COUNTED for YOGA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yoga - 330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53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770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25556" calcext:value-type="float">
            <text:p>0.82555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66697" calcext:value-type="float">
            <text:p>0.66697</text:p>
          </table:table-cell>
          <table:table-cell office:value-type="float" office:value="0.912929" calcext:value-type="float">
            <text:p>0.912929</text:p>
          </table:table-cell>
          <table:table-cell office:value-type="float" office:value="0.924141" calcext:value-type="float">
            <text:p>0.924141</text:p>
          </table:table-cell>
          <table:table-cell office:value-type="float" office:value="0.853333" calcext:value-type="float">
            <text:p>0.85333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25509" calcext:value-type="float">
            <text:p>0.825509</text:p>
          </table:table-cell>
          <table:table-cell office:value-type="float" office:value="0.86646" calcext:value-type="float">
            <text:p>0.86646</text:p>
          </table:table-cell>
          <table:table-cell office:value-type="float" office:value="0.677264" calcext:value-type="float">
            <text:p>0.677264</text:p>
          </table:table-cell>
          <table:table-cell office:value-type="float" office:value="0.913188" calcext:value-type="float">
            <text:p>0.913188</text:p>
          </table:table-cell>
          <table:table-cell office:value-type="float" office:value="0.924337" calcext:value-type="float">
            <text:p>0.924337</text:p>
          </table:table-cell>
          <table:table-cell office:value-type="float" office:value="0.853572" calcext:value-type="float">
            <text:p>0.85357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25556" calcext:value-type="float">
            <text:p>0.82555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66697" calcext:value-type="float">
            <text:p>0.66697</text:p>
          </table:table-cell>
          <table:table-cell office:value-type="float" office:value="0.912929" calcext:value-type="float">
            <text:p>0.912929</text:p>
          </table:table-cell>
          <table:table-cell office:value-type="float" office:value="0.924141" calcext:value-type="float">
            <text:p>0.924141</text:p>
          </table:table-cell>
          <table:table-cell office:value-type="float" office:value="0.853333" calcext:value-type="float">
            <text:p>0.85333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22888" calcext:value-type="float">
            <text:p>0.822888</text:p>
          </table:table-cell>
          <table:table-cell office:value-type="float" office:value="0.864513" calcext:value-type="float">
            <text:p>0.864513</text:p>
          </table:table-cell>
          <table:table-cell office:value-type="float" office:value="0.63464" calcext:value-type="float">
            <text:p>0.63464</text:p>
          </table:table-cell>
          <table:table-cell office:value-type="float" office:value="0.908872" calcext:value-type="float">
            <text:p>0.908872</text:p>
          </table:table-cell>
          <table:table-cell office:value-type="float" office:value="0.920632" calcext:value-type="float">
            <text:p>0.920632</text:p>
          </table:table-cell>
          <table:table-cell office:value-type="float" office:value="0.847904" calcext:value-type="float">
            <text:p>0.847904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24221" calcext:value-type="float">
            <text:p>0.824221</text:p>
          </table:table-cell>
          <table:table-cell office:value-type="float" office:value="0.865488" calcext:value-type="float">
            <text:p>0.865488</text:p>
          </table:table-cell>
          <table:table-cell office:value-type="float" office:value="0.650604" calcext:value-type="float">
            <text:p>0.650604</text:p>
          </table:table-cell>
          <table:table-cell office:value-type="float" office:value="0.910898" calcext:value-type="float">
            <text:p>0.910898</text:p>
          </table:table-cell>
          <table:table-cell office:value-type="float" office:value="0.922385" calcext:value-type="float">
            <text:p>0.922385</text:p>
          </table:table-cell>
          <table:table-cell office:value-type="float" office:value="0.850614" calcext:value-type="float">
            <text:p>0.850614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25556" calcext:value-type="float">
            <text:p>0.82555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66697" calcext:value-type="float">
            <text:p>0.66697</text:p>
          </table:table-cell>
          <table:table-cell office:value-type="float" office:value="0.912929" calcext:value-type="float">
            <text:p>0.912929</text:p>
          </table:table-cell>
          <table:table-cell office:value-type="float" office:value="0.924141" calcext:value-type="float">
            <text:p>0.924141</text:p>
          </table:table-cell>
          <table:table-cell office:value-type="float" office:value="0.853333" calcext:value-type="float">
            <text:p>0.853333</text:p>
          </table:table-cell>
        </table:table-row>
        <table:table-row table:style-name="ro1">
          <table:table-cell office:value-type="string" calcext:value-type="string">
            <text:p>Execution took PT32.532S</text:p>
          </table:table-cell>
          <table:table-cell table:number-columns-repeated="6"/>
        </table:table-row>
        <table:table-row table:style-name="ro1">
          <table:table-cell/>
          <table:table-cell table:formula="of:=STDEV([.B47:.B52])" office:value-type="float" office:value="0.00111075721919778" calcext:value-type="float">
            <text:p>0.0011107572</text:p>
          </table:table-cell>
          <table:table-cell table:formula="of:=STDEV([.C47:.C52])" office:value-type="float" office:value="0.000816104405085532" calcext:value-type="float">
            <text:p>0.0008161044</text:p>
          </table:table-cell>
          <table:table-cell table:formula="of:=STDEV([.D47:.D52])" office:value-type="float" office:value="0.0153183268755653" calcext:value-type="float">
            <text:p>0.0153183269</text:p>
          </table:table-cell>
          <table:table-cell table:formula="of:=STDEV([.E47:.E52])" office:value-type="float" office:value="0.00173138196247968" calcext:value-type="float">
            <text:p>0.001731382</text:p>
          </table:table-cell>
          <table:table-cell table:formula="of:=STDEV([.F47:.F52])" office:value-type="float" office:value="0.00149349073203239" calcext:value-type="float">
            <text:p>0.0014934907</text:p>
          </table:table-cell>
          <table:table-cell table:formula="of:=STDEV([.G47:.G52])" office:value-type="float" office:value="0.00230211827816616" calcext:value-type="float">
            <text:p>0.0023021183</text:p>
          </table:table-cell>
        </table:table-row>
        <table:table-row table:style-name="ro1">
          <table:table-cell office:value-type="string" calcext:value-type="string">
            <text:p>Dataset MoteStrain - 1272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58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685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11688" calcext:value-type="float">
            <text:p>0.911688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802673" calcext:value-type="float">
            <text:p>0.802673</text:p>
          </table:table-cell>
          <table:table-cell office:value-type="float" office:value="0.964885" calcext:value-type="float">
            <text:p>0.964885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34224" calcext:value-type="float">
            <text:p>0.934224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11702" calcext:value-type="float">
            <text:p>0.911702</text:p>
          </table:table-cell>
          <table:table-cell office:value-type="float" office:value="0.90896" calcext:value-type="float">
            <text:p>0.90896</text:p>
          </table:table-cell>
          <table:table-cell office:value-type="float" office:value="0.807601" calcext:value-type="float">
            <text:p>0.807601</text:p>
          </table:table-cell>
          <table:table-cell office:value-type="float" office:value="0.96496" calcext:value-type="float">
            <text:p>0.96496</text:p>
          </table:table-cell>
          <table:table-cell office:value-type="float" office:value="0.956786" calcext:value-type="float">
            <text:p>0.956786</text:p>
          </table:table-cell>
          <table:table-cell office:value-type="float" office:value="0.934682" calcext:value-type="float">
            <text:p>0.93468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11688" calcext:value-type="float">
            <text:p>0.911688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802673" calcext:value-type="float">
            <text:p>0.802673</text:p>
          </table:table-cell>
          <table:table-cell office:value-type="float" office:value="0.964885" calcext:value-type="float">
            <text:p>0.964885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34224" calcext:value-type="float">
            <text:p>0.934224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10592" calcext:value-type="float">
            <text:p>0.910592</text:p>
          </table:table-cell>
          <table:table-cell office:value-type="float" office:value="0.909097" calcext:value-type="float">
            <text:p>0.909097</text:p>
          </table:table-cell>
          <table:table-cell office:value-type="float" office:value="0.784759" calcext:value-type="float">
            <text:p>0.784759</text:p>
          </table:table-cell>
          <table:table-cell office:value-type="float" office:value="0.962841" calcext:value-type="float">
            <text:p>0.962841</text:p>
          </table:table-cell>
          <table:table-cell office:value-type="float" office:value="0.95531" calcext:value-type="float">
            <text:p>0.95531</text:p>
          </table:table-cell>
          <table:table-cell office:value-type="float" office:value="0.936567" calcext:value-type="float">
            <text:p>0.936567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1114" calcext:value-type="float">
            <text:p>0.91114</text:p>
          </table:table-cell>
          <table:table-cell office:value-type="float" office:value="0.908951" calcext:value-type="float">
            <text:p>0.908951</text:p>
          </table:table-cell>
          <table:table-cell office:value-type="float" office:value="0.793665" calcext:value-type="float">
            <text:p>0.793665</text:p>
          </table:table-cell>
          <table:table-cell office:value-type="float" office:value="0.963862" calcext:value-type="float">
            <text:p>0.963862</text:p>
          </table:table-cell>
          <table:table-cell office:value-type="float" office:value="0.956035" calcext:value-type="float">
            <text:p>0.956035</text:p>
          </table:table-cell>
          <table:table-cell office:value-type="float" office:value="0.935395" calcext:value-type="float">
            <text:p>0.93539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11688" calcext:value-type="float">
            <text:p>0.911688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802673" calcext:value-type="float">
            <text:p>0.802673</text:p>
          </table:table-cell>
          <table:table-cell office:value-type="float" office:value="0.964885" calcext:value-type="float">
            <text:p>0.964885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34224" calcext:value-type="float">
            <text:p>0.934224</text:p>
          </table:table-cell>
        </table:table-row>
        <table:table-row table:style-name="ro1">
          <table:table-cell office:value-type="string" calcext:value-type="string">
            <text:p>Execution took PT7.591S</text:p>
          </table:table-cell>
          <table:table-cell table:number-columns-repeated="6"/>
        </table:table-row>
        <table:table-row table:style-name="ro1">
          <table:table-cell/>
          <table:table-cell table:formula="of:=STDEV([.B60:.B65])" office:value-type="float" office:value="0.000460195465717185" calcext:value-type="float">
            <text:p>0.0004601955</text:p>
          </table:table-cell>
          <table:table-cell table:formula="of:=STDEV([.C60:.C65])" office:value-type="float" office:value="0.000119997361082092" calcext:value-type="float">
            <text:p>0.0001199974</text:p>
          </table:table-cell>
          <table:table-cell table:formula="of:=STDEV([.D60:.D65])" office:value-type="float" office:value="0.00831526272986409" calcext:value-type="float">
            <text:p>0.0083152627</text:p>
          </table:table-cell>
          <table:table-cell table:formula="of:=STDEV([.E60:.E65])" office:value-type="float" office:value="0.000864647828116572" calcext:value-type="float">
            <text:p>0.0008646478</text:p>
          </table:table-cell>
          <table:table-cell table:formula="of:=STDEV([.F60:.F65])" office:value-type="float" office:value="0.000610123156966363" calcext:value-type="float">
            <text:p>0.0006101232</text:p>
          </table:table-cell>
          <table:table-cell table:formula="of:=STDEV([.G60:.G65])" office:value-type="float" office:value="0.000942463792407958" calcext:value-type="float">
            <text:p>0.0009424638</text:p>
          </table:table-cell>
        </table:table-row>
        <table:table-row table:style-name="ro1">
          <table:table-cell office:value-type="string" calcext:value-type="string">
            <text:p>Dataset ItalyPowerDemand - 1096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54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549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809915" calcext:value-type="float">
            <text:p>0.809915</text:p>
          </table:table-cell>
          <table:table-cell office:value-type="float" office:value="0.958029" calcext:value-type="float">
            <text:p>0.958029</text:p>
          </table:table-cell>
          <table:table-cell office:value-type="float" office:value="0.965328" calcext:value-type="float">
            <text:p>0.965328</text:p>
          </table:table-cell>
          <table:table-cell office:value-type="float" office:value="0.941606" calcext:value-type="float">
            <text:p>0.941606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35256" calcext:value-type="float">
            <text:p>0.935256</text:p>
          </table:table-cell>
          <table:table-cell office:value-type="float" office:value="0.956214" calcext:value-type="float">
            <text:p>0.956214</text:p>
          </table:table-cell>
          <table:table-cell office:value-type="float" office:value="0.810781" calcext:value-type="float">
            <text:p>0.810781</text:p>
          </table:table-cell>
          <table:table-cell office:value-type="float" office:value="0.958245" calcext:value-type="float">
            <text:p>0.958245</text:p>
          </table:table-cell>
          <table:table-cell office:value-type="float" office:value="0.965334" calcext:value-type="float">
            <text:p>0.965334</text:p>
          </table:table-cell>
          <table:table-cell office:value-type="float" office:value="0.941619" calcext:value-type="float">
            <text:p>0.94161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809915" calcext:value-type="float">
            <text:p>0.809915</text:p>
          </table:table-cell>
          <table:table-cell office:value-type="float" office:value="0.958029" calcext:value-type="float">
            <text:p>0.958029</text:p>
          </table:table-cell>
          <table:table-cell office:value-type="float" office:value="0.965328" calcext:value-type="float">
            <text:p>0.965328</text:p>
          </table:table-cell>
          <table:table-cell office:value-type="float" office:value="0.941606" calcext:value-type="float">
            <text:p>0.941606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35195" calcext:value-type="float">
            <text:p>0.935195</text:p>
          </table:table-cell>
          <table:table-cell office:value-type="float" office:value="0.956211" calcext:value-type="float">
            <text:p>0.956211</text:p>
          </table:table-cell>
          <table:table-cell office:value-type="float" office:value="0.809777" calcext:value-type="float">
            <text:p>0.809777</text:p>
          </table:table-cell>
          <table:table-cell office:value-type="float" office:value="0.958084" calcext:value-type="float">
            <text:p>0.958084</text:p>
          </table:table-cell>
          <table:table-cell office:value-type="float" office:value="0.965326" calcext:value-type="float">
            <text:p>0.965326</text:p>
          </table:table-cell>
          <table:table-cell office:value-type="float" office:value="0.941592" calcext:value-type="float">
            <text:p>0.941592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35207" calcext:value-type="float">
            <text:p>0.935207</text:p>
          </table:table-cell>
          <table:table-cell office:value-type="float" office:value="0.956208" calcext:value-type="float">
            <text:p>0.956208</text:p>
          </table:table-cell>
          <table:table-cell office:value-type="float" office:value="0.809846" calcext:value-type="float">
            <text:p>0.809846</text:p>
          </table:table-cell>
          <table:table-cell office:value-type="float" office:value="0.958057" calcext:value-type="float">
            <text:p>0.958057</text:p>
          </table:table-cell>
          <table:table-cell office:value-type="float" office:value="0.965327" calcext:value-type="float">
            <text:p>0.965327</text:p>
          </table:table-cell>
          <table:table-cell office:value-type="float" office:value="0.941599" calcext:value-type="float">
            <text:p>0.941599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809915" calcext:value-type="float">
            <text:p>0.809915</text:p>
          </table:table-cell>
          <table:table-cell office:value-type="float" office:value="0.958029" calcext:value-type="float">
            <text:p>0.958029</text:p>
          </table:table-cell>
          <table:table-cell office:value-type="float" office:value="0.965328" calcext:value-type="float">
            <text:p>0.965328</text:p>
          </table:table-cell>
          <table:table-cell office:value-type="float" office:value="0.941606" calcext:value-type="float">
            <text:p>0.941606</text:p>
          </table:table-cell>
        </table:table-row>
        <table:table-row table:style-name="ro1">
          <table:table-cell office:value-type="string" calcext:value-type="string">
            <text:p>Execution took PT2.718S</text:p>
          </table:table-cell>
          <table:table-cell table:number-columns-repeated="6"/>
        </table:table-row>
        <table:table-row table:style-name="ro1">
          <table:table-cell/>
          <table:table-cell table:formula="of:=STDEV([.B73:.B78])" office:value-type="float" office:value="0.0000204393411504945" calcext:value-type="float">
            <text:p>2.04393411504945E-005</text:p>
          </table:table-cell>
          <table:table-cell table:formula="of:=STDEV([.C73:.C78])" office:value-type="float" office:value="0.00000427784992725809" calcext:value-type="float">
            <text:p>4.27784992725809E-006</text:p>
          </table:table-cell>
          <table:table-cell table:formula="of:=STDEV([.D73:.D78])" office:value-type="float" office:value="0.000374534600092799" calcext:value-type="float">
            <text:p>0.0003745346</text:p>
          </table:table-cell>
          <table:table-cell table:formula="of:=STDEV([.E73:.E78])" office:value-type="float" office:value="0.0000843384056445584" calcext:value-type="float">
            <text:p>8.43384056445584E-005</text:p>
          </table:table-cell>
          <table:table-cell table:formula="of:=STDEV([.F73:.F78])" office:value-type="float" office:value="0.00000281069386450496" calcext:value-type="float">
            <text:p>2.81069386450496E-006</text:p>
          </table:table-cell>
          <table:table-cell table:formula="of:=STDEV([.G73:.G78])" office:value-type="float" office:value="0.00000898146239020367" calcext:value-type="float">
            <text:p>8.98146239020367E-006</text:p>
          </table:table-cell>
        </table:table-row>
        <table:table-row table:style-name="ro1">
          <table:table-cell office:value-type="string" calcext:value-type="string">
            <text:p>Dataset ChlorineConcentration - 4307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3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00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3' contains 230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000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26845" calcext:value-type="float">
            <text:p>0.826845</text:p>
          </table:table-cell>
          <table:table-cell office:value-type="float" office:value="0.88004" calcext:value-type="float">
            <text:p>0.88004</text:p>
          </table:table-cell>
          <table:table-cell office:value-type="float" office:value="0.650698" calcext:value-type="float">
            <text:p>0.650698</text:p>
          </table:table-cell>
          <table:table-cell office:value-type="float" office:value="0.880143" calcext:value-type="float">
            <text:p>0.880143</text:p>
          </table:table-cell>
          <table:table-cell office:value-type="float" office:value="0.854191" calcext:value-type="float">
            <text:p>0.854191</text:p>
          </table:table-cell>
          <table:table-cell office:value-type="float" office:value="0.764569" calcext:value-type="float">
            <text:p>0.76456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39366" calcext:value-type="float">
            <text:p>0.739366</text:p>
          </table:table-cell>
          <table:table-cell office:value-type="float" office:value="0.819871" calcext:value-type="float">
            <text:p>0.819871</text:p>
          </table:table-cell>
          <table:table-cell office:value-type="float" office:value="0.51047" calcext:value-type="float">
            <text:p>0.51047</text:p>
          </table:table-cell>
          <table:table-cell office:value-type="float" office:value="0.820249" calcext:value-type="float">
            <text:p>0.820249</text:p>
          </table:table-cell>
          <table:table-cell office:value-type="float" office:value="0.78145" calcext:value-type="float">
            <text:p>0.78145</text:p>
          </table:table-cell>
          <table:table-cell office:value-type="float" office:value="0.656575" calcext:value-type="float">
            <text:p>0.656575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40268" calcext:value-type="float">
            <text:p>0.740268</text:p>
          </table:table-cell>
          <table:table-cell office:value-type="float" office:value="0.82006" calcext:value-type="float">
            <text:p>0.82006</text:p>
          </table:table-cell>
          <table:table-cell office:value-type="float" office:value="0.476047" calcext:value-type="float">
            <text:p>0.476047</text:p>
          </table:table-cell>
          <table:table-cell office:value-type="float" office:value="0.820215" calcext:value-type="float">
            <text:p>0.820215</text:p>
          </table:table-cell>
          <table:table-cell office:value-type="float" office:value="0.781286" calcext:value-type="float">
            <text:p>0.781286</text:p>
          </table:table-cell>
          <table:table-cell office:value-type="float" office:value="0.646854" calcext:value-type="float">
            <text:p>0.646854</text:p>
          </table:table-cell>
        </table:table-row>
        <table:table-row table:style-name="ro1">
          <table:table-cell office:value-type="string" calcext:value-type="string">
            <text:p>Execution took PT1M58.195S</text:p>
          </table:table-cell>
          <table:table-cell table:number-columns-repeated="6"/>
        </table:table-row>
        <table:table-row table:style-name="ro1">
          <table:table-cell/>
          <table:table-cell table:formula="of:=STDEV([.B87];[.B88];[.B92])" office:value-type="float" office:value="0.0502476632524671" calcext:value-type="float">
            <text:p>0.0502476633</text:p>
          </table:table-cell>
          <table:table-cell table:formula="of:=STDEV([.C87];[.C88];[.C92])" office:value-type="float" office:value="0.0346841574834006" calcext:value-type="float">
            <text:p>0.0346841575</text:p>
          </table:table-cell>
          <table:table-cell table:formula="of:=STDEV([.D87];[.D88];[.D92])" office:value-type="float" office:value="0.092512888033686" calcext:value-type="float">
            <text:p>0.092512888</text:p>
          </table:table-cell>
          <table:table-cell table:formula="of:=STDEV([.E87];[.E88];[.E92])" office:value-type="float" office:value="0.0345896361549718" calcext:value-type="float">
            <text:p>0.0345896362</text:p>
          </table:table-cell>
          <table:table-cell table:formula="of:=STDEV([.F87];[.F88];[.F92])" office:value-type="float" office:value="0.0420444586162473" calcext:value-type="float">
            <text:p>0.0420444586</text:p>
          </table:table-cell>
          <table:table-cell table:formula="of:=STDEV([.G87];[.G88];[.G92])" office:value-type="float" office:value="0.0653376143605912" calcext:value-type="float">
            <text:p>0.065337614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set Two_Patterns - 500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4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24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3' contains 1245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4' contains 1201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306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69533" calcext:value-type="float">
            <text:p>0.869533</text:p>
          </table:table-cell>
          <table:table-cell office:value-type="float" office:value="0.892267" calcext:value-type="float">
            <text:p>0.892267</text:p>
          </table:table-cell>
          <table:table-cell office:value-type="float" office:value="0.7497" calcext:value-type="float">
            <text:p>0.7497</text:p>
          </table:table-cell>
          <table:table-cell office:value-type="float" office:value="1" calcext:value-type="float">
            <text:p>1</text:p>
          </table:table-cell>
          <table:table-cell office:value-type="float" office:value="0.989933" calcext:value-type="float">
            <text:p>0.989933</text:p>
          </table:table-cell>
          <table:table-cell office:value-type="float" office:value="0.971367" calcext:value-type="float">
            <text:p>0.97136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38998" calcext:value-type="float">
            <text:p>0.738998</text:p>
          </table:table-cell>
          <table:table-cell office:value-type="float" office:value="0.784576" calcext:value-type="float">
            <text:p>0.784576</text:p>
          </table:table-cell>
          <table:table-cell office:value-type="float" office:value="0.485512" calcext:value-type="float">
            <text:p>0.485512</text:p>
          </table:table-cell>
          <table:table-cell office:value-type="float" office:value="1" calcext:value-type="float">
            <text:p>1</text:p>
          </table:table-cell>
          <table:table-cell office:value-type="float" office:value="0.979885" calcext:value-type="float">
            <text:p>0.979885</text:p>
          </table:table-cell>
          <table:table-cell office:value-type="float" office:value="0.943337" calcext:value-type="float">
            <text:p>0.94333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39067" calcext:value-type="float">
            <text:p>0.739067</text:p>
          </table:table-cell>
          <table:table-cell office:value-type="float" office:value="0.784533" calcext:value-type="float">
            <text:p>0.784533</text:p>
          </table:table-cell>
          <table:table-cell office:value-type="float" office:value="0.4994" calcext:value-type="float">
            <text:p>0.4994</text:p>
          </table:table-cell>
          <table:table-cell office:value-type="float" office:value="1" calcext:value-type="float">
            <text:p>1</text:p>
          </table:table-cell>
          <table:table-cell office:value-type="float" office:value="0.979867" calcext:value-type="float">
            <text:p>0.979867</text:p>
          </table:table-cell>
          <table:table-cell office:value-type="float" office:value="0.942733" calcext:value-type="float">
            <text:p>0.942733</text:p>
          </table:table-cell>
        </table:table-row>
        <table:table-row table:style-name="ro1">
          <table:table-cell office:value-type="string" calcext:value-type="string">
            <text:p>Execution took PT3M54.212S</text:p>
          </table:table-cell>
          <table:table-cell table:number-columns-repeated="6"/>
        </table:table-row>
        <table:table-row table:style-name="ro1">
          <table:table-cell/>
          <table:table-cell table:formula="of:=STDEV([.B103];[.B104];[.B108])" office:value-type="float" office:value="0.0753445067030991" calcext:value-type="float">
            <text:p>0.0753445067</text:p>
          </table:table-cell>
          <table:table-cell table:formula="of:=STDEV([.C103];[.C104];[.C108])" office:value-type="float" office:value="0.06218784458665" calcext:value-type="float">
            <text:p>0.0621878446</text:p>
          </table:table-cell>
          <table:table-cell table:formula="of:=STDEV([.D103];[.D104];[.D108])" office:value-type="float" office:value="0.148682136277362" calcext:value-type="float">
            <text:p>0.1486821363</text:p>
          </table:table-cell>
          <table:table-cell table:formula="of:=STDEV([.E103];[.E104];[.E108])" office:value-type="float" office:value="0" calcext:value-type="float">
            <text:p>0</text:p>
          </table:table-cell>
          <table:table-cell table:formula="of:=STDEV([.F103];[.F104];[.F108])" office:value-type="float" office:value="0.00580641863228386" calcext:value-type="float">
            <text:p>0.0058064186</text:p>
          </table:table-cell>
          <table:table-cell table:formula="of:=STDEV([.G103];[.G104];[.G108])" office:value-type="float" office:value="0.0163602754255544" calcext:value-type="float">
            <text:p>0.0163602754</text:p>
          </table:table-cell>
        </table:table-row>
        <table:table-row table:style-name="ro1">
          <table:table-cell office:value-type="string" calcext:value-type="string">
            <text:p>Dataset wafer - 7164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640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-1' contains 762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881863" calcext:value-type="float">
            <text:p>0.881863</text:p>
          </table:table-cell>
          <table:table-cell office:value-type="float" office:value="0.992323" calcext:value-type="float">
            <text:p>0.992323</text:p>
          </table:table-cell>
          <table:table-cell office:value-type="float" office:value="0.998325" calcext:value-type="float">
            <text:p>0.998325</text:p>
          </table:table-cell>
          <table:table-cell office:value-type="float" office:value="0.983482" calcext:value-type="float">
            <text:p>0.983482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88027" calcext:value-type="float">
            <text:p>0.988027</text:p>
          </table:table-cell>
          <table:table-cell office:value-type="float" office:value="0.99503" calcext:value-type="float">
            <text:p>0.99503</text:p>
          </table:table-cell>
          <table:table-cell office:value-type="float" office:value="0.848667" calcext:value-type="float">
            <text:p>0.848667</text:p>
          </table:table-cell>
          <table:table-cell office:value-type="float" office:value="0.992298" calcext:value-type="float">
            <text:p>0.992298</text:p>
          </table:table-cell>
          <table:table-cell office:value-type="float" office:value="0.998334" calcext:value-type="float">
            <text:p>0.998334</text:p>
          </table:table-cell>
          <table:table-cell office:value-type="float" office:value="0.983363" calcext:value-type="float">
            <text:p>0.98336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881863" calcext:value-type="float">
            <text:p>0.881863</text:p>
          </table:table-cell>
          <table:table-cell office:value-type="float" office:value="0.992323" calcext:value-type="float">
            <text:p>0.992323</text:p>
          </table:table-cell>
          <table:table-cell office:value-type="float" office:value="0.998325" calcext:value-type="float">
            <text:p>0.998325</text:p>
          </table:table-cell>
          <table:table-cell office:value-type="float" office:value="0.983482" calcext:value-type="float">
            <text:p>0.983482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28058" calcext:value-type="float">
            <text:p>0.928058</text:p>
          </table:table-cell>
          <table:table-cell office:value-type="float" office:value="0.980909" calcext:value-type="float">
            <text:p>0.980909</text:p>
          </table:table-cell>
          <table:table-cell office:value-type="float" office:value="0.130399" calcext:value-type="float">
            <text:p>0.130399</text:p>
          </table:table-cell>
          <table:table-cell office:value-type="float" office:value="0.955538" calcext:value-type="float">
            <text:p>0.955538</text:p>
          </table:table-cell>
          <table:table-cell office:value-type="float" office:value="0.998259" calcext:value-type="float">
            <text:p>0.998259</text:p>
          </table:table-cell>
          <table:table-cell office:value-type="float" office:value="0.896679" calcext:value-type="float">
            <text:p>0.896679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57603" calcext:value-type="float">
            <text:p>0.957603</text:p>
          </table:table-cell>
          <table:table-cell office:value-type="float" office:value="0.987939" calcext:value-type="float">
            <text:p>0.987939</text:p>
          </table:table-cell>
          <table:table-cell office:value-type="float" office:value="0.339108" calcext:value-type="float">
            <text:p>0.339108</text:p>
          </table:table-cell>
          <table:table-cell office:value-type="float" office:value="0.973756" calcext:value-type="float">
            <text:p>0.973756</text:p>
          </table:table-cell>
          <table:table-cell office:value-type="float" office:value="0.998292" calcext:value-type="float">
            <text:p>0.998292</text:p>
          </table:table-cell>
          <table:table-cell office:value-type="float" office:value="0.939078" calcext:value-type="float">
            <text:p>0.93907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881863" calcext:value-type="float">
            <text:p>0.881863</text:p>
          </table:table-cell>
          <table:table-cell office:value-type="float" office:value="0.992323" calcext:value-type="float">
            <text:p>0.992323</text:p>
          </table:table-cell>
          <table:table-cell office:value-type="float" office:value="0.998325" calcext:value-type="float">
            <text:p>0.998325</text:p>
          </table:table-cell>
          <table:table-cell office:value-type="float" office:value="0.983482" calcext:value-type="float">
            <text:p>0.983482</text:p>
          </table:table-cell>
        </table:table-row>
        <table:table-row table:style-name="ro1">
          <table:table-cell office:value-type="string" calcext:value-type="string">
            <text:p>Execution took PT5M44.828S</text:p>
          </table:table-cell>
          <table:table-cell table:number-columns-repeated="6"/>
        </table:table-row>
        <table:table-row table:style-name="ro1">
          <table:table-cell/>
          <table:table-cell table:formula="of:=STDEV([.B116:.B121])" office:value-type="float" office:value="0.0251622539829007" calcext:value-type="float">
            <text:p>0.025162254</text:p>
          </table:table-cell>
          <table:table-cell table:formula="of:=STDEV([.C116:.C121])" office:value-type="float" office:value="0.00590766696477273" calcext:value-type="float">
            <text:p>0.005907667</text:p>
          </table:table-cell>
          <table:table-cell table:formula="of:=STDEV([.D116:.D121])" office:value-type="float" office:value="0.336663435505798" calcext:value-type="float">
            <text:p>0.3366634355</text:p>
          </table:table-cell>
          <table:table-cell table:formula="of:=STDEV([.E116:.E121])" office:value-type="float" office:value="0.0154062864928574" calcext:value-type="float">
            <text:p>0.0154062865</text:p>
          </table:table-cell>
          <table:table-cell table:formula="of:=STDEV([.F116:.F121])" office:value-type="float" office:value="0.0000288998269890659" calcext:value-type="float">
            <text:p>2.88998269890659E-005</text:p>
          </table:table-cell>
          <table:table-cell table:formula="of:=STDEV([.G116:.G121])" office:value-type="float" office:value="0.0364199683507093" calcext:value-type="float">
            <text:p>0.0364199684</text:p>
          </table:table-cell>
        </table:table-row>
        <table:table-row table:style-name="ro1">
          <table:table-cell office:value-type="string" calcext:value-type="string">
            <text:p>Dataset InlineSkate - 65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7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0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3' contains 103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7' contains 6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6' contains 9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4' contains 10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5' contains 11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62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25495" calcext:value-type="float">
            <text:p>0.825495</text:p>
          </table:table-cell>
          <table:table-cell office:value-type="float" office:value="0.828425" calcext:value-type="float">
            <text:p>0.828425</text:p>
          </table:table-cell>
          <table:table-cell office:value-type="float" office:value="0.793114" calcext:value-type="float">
            <text:p>0.793114</text:p>
          </table:table-cell>
          <table:table-cell office:value-type="float" office:value="0.856264" calcext:value-type="float">
            <text:p>0.856264</text:p>
          </table:table-cell>
          <table:table-cell office:value-type="float" office:value="0.834725" calcext:value-type="float">
            <text:p>0.834725</text:p>
          </table:table-cell>
          <table:table-cell office:value-type="float" office:value="0.839853" calcext:value-type="float">
            <text:p>0.83985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390692" calcext:value-type="float">
            <text:p>0.390692</text:p>
          </table:table-cell>
          <table:table-cell office:value-type="float" office:value="0.399968" calcext:value-type="float">
            <text:p>0.399968</text:p>
          </table:table-cell>
          <table:table-cell office:value-type="float" office:value="0.294736" calcext:value-type="float">
            <text:p>0.294736</text:p>
          </table:table-cell>
          <table:table-cell office:value-type="float" office:value="0.503696" calcext:value-type="float">
            <text:p>0.503696</text:p>
          </table:table-cell>
          <table:table-cell office:value-type="float" office:value="0.434377" calcext:value-type="float">
            <text:p>0.434377</text:p>
          </table:table-cell>
          <table:table-cell office:value-type="float" office:value="0.440057" calcext:value-type="float">
            <text:p>0.44005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389231" calcext:value-type="float">
            <text:p>0.389231</text:p>
          </table:table-cell>
          <table:table-cell office:value-type="float" office:value="0.399487" calcext:value-type="float">
            <text:p>0.399487</text:p>
          </table:table-cell>
          <table:table-cell office:value-type="float" office:value="0.275897" calcext:value-type="float">
            <text:p>0.275897</text:p>
          </table:table-cell>
          <table:table-cell office:value-type="float" office:value="0.496923" calcext:value-type="float">
            <text:p>0.496923</text:p>
          </table:table-cell>
          <table:table-cell office:value-type="float" office:value="0.421538" calcext:value-type="float">
            <text:p>0.421538</text:p>
          </table:table-cell>
          <table:table-cell office:value-type="float" office:value="0.439487" calcext:value-type="float">
            <text:p>0.439487</text:p>
          </table:table-cell>
        </table:table-row>
        <table:table-row table:style-name="ro1">
          <table:table-cell office:value-type="string" calcext:value-type="string">
            <text:p>Execution took PT10.384S</text:p>
          </table:table-cell>
          <table:table-cell table:number-columns-repeated="6"/>
        </table:table-row>
        <table:table-row table:style-name="ro1">
          <table:table-cell/>
          <table:table-cell table:formula="of:=STDEV([.B134];[.B135];[.B139])" office:value-type="float" office:value="0.251456444547228" calcext:value-type="float">
            <text:p>0.2514564445</text:p>
          </table:table-cell>
          <table:table-cell table:formula="of:=STDEV([.C134];[.C135];[.C139])" office:value-type="float" office:value="0.247508733870814" calcext:value-type="float">
            <text:p>0.2475087339</text:p>
          </table:table-cell>
          <table:table-cell table:formula="of:=STDEV([.D134];[.D135];[.D139])" office:value-type="float" office:value="0.293328304093439" calcext:value-type="float">
            <text:p>0.2933283041</text:p>
          </table:table-cell>
          <table:table-cell table:formula="of:=STDEV([.E134];[.E135];[.E139])" office:value-type="float" office:value="0.205538326691155" calcext:value-type="float">
            <text:p>0.2055383267</text:p>
          </table:table-cell>
          <table:table-cell table:formula="of:=STDEV([.F134];[.F135];[.F139])" office:value-type="float" office:value="0.234935047049888" calcext:value-type="float">
            <text:p>0.234935047</text:p>
          </table:table-cell>
          <table:table-cell table:formula="of:=STDEV([.G134];[.G135];[.G139])" office:value-type="float" office:value="0.230987048869267" calcext:value-type="float">
            <text:p>0.230987048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IENT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0' contains 65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51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8908" calcext:value-type="float">
            <text:p>0.58908</text:p>
          </table:table-cell>
          <table:table-cell office:value-type="float" office:value="0.554598" calcext:value-type="float">
            <text:p>0.554598</text:p>
          </table:table-cell>
          <table:table-cell office:value-type="float" office:value="0.422414" calcext:value-type="float">
            <text:p>0.422414</text:p>
          </table:table-cell>
          <table:table-cell office:value-type="float" office:value="0.534483" calcext:value-type="float">
            <text:p>0.53448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78826" calcext:value-type="float">
            <text:p>0.578826</text:p>
          </table:table-cell>
          <table:table-cell office:value-type="float" office:value="0.494797" calcext:value-type="float">
            <text:p>0.494797</text:p>
          </table:table-cell>
          <table:table-cell office:value-type="float" office:value="0.591326" calcext:value-type="float">
            <text:p>0.591326</text:p>
          </table:table-cell>
          <table:table-cell office:value-type="float" office:value="0.553333" calcext:value-type="float">
            <text:p>0.553333</text:p>
          </table:table-cell>
          <table:table-cell office:value-type="float" office:value="0.424105" calcext:value-type="float">
            <text:p>0.424105</text:p>
          </table:table-cell>
          <table:table-cell office:value-type="float" office:value="0.525399" calcext:value-type="float">
            <text:p>0.52539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8908" calcext:value-type="float">
            <text:p>0.58908</text:p>
          </table:table-cell>
          <table:table-cell office:value-type="float" office:value="0.554598" calcext:value-type="float">
            <text:p>0.554598</text:p>
          </table:table-cell>
          <table:table-cell office:value-type="float" office:value="0.422414" calcext:value-type="float">
            <text:p>0.422414</text:p>
          </table:table-cell>
          <table:table-cell office:value-type="float" office:value="0.534483" calcext:value-type="float">
            <text:p>0.53448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559611" calcext:value-type="float">
            <text:p>0.559611</text:p>
          </table:table-cell>
          <table:table-cell office:value-type="float" office:value="0.491124" calcext:value-type="float">
            <text:p>0.491124</text:p>
          </table:table-cell>
          <table:table-cell office:value-type="float" office:value="0.586083" calcext:value-type="float">
            <text:p>0.586083</text:p>
          </table:table-cell>
          <table:table-cell office:value-type="float" office:value="0.535096" calcext:value-type="float">
            <text:p>0.535096</text:p>
          </table:table-cell>
          <table:table-cell office:value-type="float" office:value="0.411674" calcext:value-type="float">
            <text:p>0.411674</text:p>
          </table:table-cell>
          <table:table-cell office:value-type="float" office:value="0.475673" calcext:value-type="float">
            <text:p>0.475673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491162" calcext:value-type="float">
            <text:p>0.491162</text:p>
          </table:table-cell>
          <table:table-cell office:value-type="float" office:value="0.587569" calcext:value-type="float">
            <text:p>0.587569</text:p>
          </table:table-cell>
          <table:table-cell office:value-type="float" office:value="0.544758" calcext:value-type="float">
            <text:p>0.544758</text:p>
          </table:table-cell>
          <table:table-cell office:value-type="float" office:value="0.417008" calcext:value-type="float">
            <text:p>0.417008</text:p>
          </table:table-cell>
          <table:table-cell office:value-type="float" office:value="0.504145" calcext:value-type="float">
            <text:p>0.50414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8908" calcext:value-type="float">
            <text:p>0.58908</text:p>
          </table:table-cell>
          <table:table-cell office:value-type="float" office:value="0.554598" calcext:value-type="float">
            <text:p>0.554598</text:p>
          </table:table-cell>
          <table:table-cell office:value-type="float" office:value="0.422414" calcext:value-type="float">
            <text:p>0.422414</text:p>
          </table:table-cell>
          <table:table-cell office:value-type="float" office:value="0.534483" calcext:value-type="float">
            <text:p>0.534483</text:p>
          </table:table-cell>
        </table:table-row>
        <table:table-row table:style-name="ro1">
          <table:table-cell office:value-type="string" calcext:value-type="string">
            <text:p>Execution took PT2.003S</text:p>
          </table:table-cell>
          <table:table-cell table:formula="of:=STDEV([.B147:.B152])" office:value-type="float" office:value="0.00908642076397526" calcext:value-type="float">
            <text:p>0.0090864208</text:p>
          </table:table-cell>
          <table:table-cell table:formula="of:=STDEV([.C147:.C152])" office:value-type="float" office:value="0.00158580064951431" calcext:value-type="float">
            <text:p>0.0015858006</text:p>
          </table:table-cell>
          <table:table-cell table:formula="of:=STDEV([.D147:.D152])" office:value-type="float" office:value="0.0019548860069068" calcext:value-type="float">
            <text:p>0.001954886</text:p>
          </table:table-cell>
          <table:table-cell table:formula="of:=STDEV([.E147:.E152])" office:value-type="float" office:value="0.00853516460298215" calcext:value-type="float">
            <text:p>0.0085351646</text:p>
          </table:table-cell>
          <table:table-cell table:formula="of:=STDEV([.F147:.F152])" office:value-type="float" office:value="0.00513912716324473" calcext:value-type="float">
            <text:p>0.0051391272</text:p>
          </table:table-cell>
          <table:table-cell table:formula="of:=STDEV([.G147:.G152])" office:value-type="float" office:value="0.025157624267804" calcext:value-type="float">
            <text:p>0.025157624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Zliczanie</text:p>
          </table:table-cell>
          <table:table-cell office:value-type="string" calcext:value-type="string">
            <text:p>Regresja</text:p>
          </table:table-cell>
          <table:table-cell office:value-type="string" calcext:value-type="string">
            <text:p>Klas. Ngramowy</text:p>
          </table:table-cell>
          <table:table-cell office:value-type="string" calcext:value-type="string">
            <text:p>DTW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Bagging</text:p>
          </table:table-cell>
        </table:table-row>
        <table:table-row table:style-name="ro1">
          <table:table-cell office:value-type="string" calcext:value-type="string">
            <text:p>średnia dokładność</text:p>
          </table:table-cell>
          <table:table-cell table:formula="of:=AVERAGE([.B32];[.B47];[.B60];[.B73];[.B87];[.B103];[.B116];[.B134];[.B148];[.B6];[.B19])" office:value-type="float" office:value="0.856635090909091" calcext:value-type="float">
            <text:p>0.8566350909</text:p>
          </table:table-cell>
          <table:table-cell table:formula="of:=AVERAGE([.C32];[.C47];[.C60];[.C73];[.C87];[.C103];[.C116];[.C134];[.C148];[.C6];[.C19])" office:value-type="float" office:value="0.869463636363636" calcext:value-type="float">
            <text:p>0.8694636364</text:p>
          </table:table-cell>
          <table:table-cell table:formula="of:=AVERAGE([.D32];[.D47];[.D60];[.D73];[.D87];[.D103];[.D116];[.D134];[.D148];[.D6];[.D19])" office:value-type="float" office:value="0.747659" calcext:value-type="float">
            <text:p>0.747659</text:p>
          </table:table-cell>
          <table:table-cell table:formula="of:=AVERAGE([.E32];[.E47];[.E60];[.E73];[.E87];[.E103];[.E116];[.E134];[.E148];[.E6];[.E19])" office:value-type="float" office:value="0.902568090909091" calcext:value-type="float">
            <text:p>0.9025680909</text:p>
          </table:table-cell>
          <table:table-cell table:formula="of:=AVERAGE([.F32];[.F47];[.F60];[.F73];[.F87];[.F103];[.F116];[.F134];[.F148];[.F6];[.F19])" office:value-type="float" office:value="0.890928454545454" calcext:value-type="float">
            <text:p>0.8909284545</text:p>
          </table:table-cell>
          <table:table-cell table:formula="of:=AVERAGE([.G32];[.G47];[.G60];[.G73];[.G87];[.G103];[.G116];[.G134];[.G148];[.G6];[.G19])" office:value-type="float" office:value="0.864433727272727" calcext:value-type="float">
            <text:p>0.8644337273</text:p>
          </table:table-cell>
        </table:table-row>
      </table:table>
      <table:table table:name="Sheet2" table:style-name="ta1">
        <table:table-column table:style-name="co7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xperiment NGRAM for ECG200 has been started.</text:p>
          </table:table-cell>
          <table:table-cell/>
        </table:table-row>
        <table:table-row table:style-name="ro1">
          <table:table-cell office:value-type="string" calcext:value-type="string">
            <text:p>Dataset ECG200 - 200 records.</text:p>
          </table:table-cell>
          <table:table-cell/>
        </table:table-row>
        <table:table-row table:style-name="ro1">
          <table:table-cell office:value-type="string" calcext:value-type="string">
            <text:p>Data contains 2 classes:</text:p>
          </table:table-cell>
          <table:table-cell/>
        </table:table-row>
        <table:table-row table:style-name="ro1">
          <table:table-cell office:value-type="string" calcext:value-type="string">
            <text:p>Class '2' contains 67 records</text:p>
          </table:table-cell>
          <table:table-cell/>
        </table:table-row>
        <table:table-row table:style-name="ro1">
          <table:table-cell office:value-type="string" calcext:value-type="string">
            <text:p>Class '1' contains 133 records</text:p>
          </table:table-cell>
          <table:table-cell/>
        </table:table-row>
        <table:table-row table:style-name="ro1">
          <table:table-cell office:value-type="string" calcext:value-type="string">
            <text:p>Dataset is 96 elements long.</text:p>
          </table:table-cell>
          <table:table-cell/>
        </table:table-row>
        <table:table-row table:style-name="ro1">
          <table:table-cell office:value-type="string" calcext:value-type="string">
            <text:p>NGRAM for ECG200 with params:</text:p>
          </table:table-cell>
          <table:table-cell/>
        </table:table-row>
        <table:table-row table:style-name="ro1">
          <table:table-cell office:value-type="string" calcext:value-type="string">
            <text:p>ngram: 30, alpha: 3, </text:p>
          </table:table-cell>
          <table:table-cell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88333" calcext:value-type="float">
            <text:p>0.78833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06472" calcext:value-type="float">
            <text:p>0.80647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788333" calcext:value-type="float">
            <text:p>0.78833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31649" calcext:value-type="float">
            <text:p>0.831649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09701" calcext:value-type="float">
            <text:p>0.809701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88333" calcext:value-type="float">
            <text:p>0.788333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0.506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NGRAM for ECGFIVEDAYS has been started.</text:p>
          </table:table-cell>
          <table:table-cell/>
        </table:table-row>
        <table:table-row table:style-name="ro1">
          <table:table-cell office:value-type="string" calcext:value-type="string">
            <text:p>Dataset ECGFiveDays - 884 records.</text:p>
          </table:table-cell>
          <table:table-cell/>
        </table:table-row>
        <table:table-row table:style-name="ro1">
          <table:table-cell office:value-type="string" calcext:value-type="string">
            <text:p>Data contains 2 classes:</text:p>
          </table:table-cell>
          <table:table-cell/>
        </table:table-row>
        <table:table-row table:style-name="ro1">
          <table:table-cell office:value-type="string" calcext:value-type="string">
            <text:p>Class '1' contains 442 records</text:p>
          </table:table-cell>
          <table:table-cell/>
        </table:table-row>
        <table:table-row table:style-name="ro1">
          <table:table-cell office:value-type="string" calcext:value-type="string">
            <text:p>Class '2' contains 442 records</text:p>
          </table:table-cell>
          <table:table-cell/>
        </table:table-row>
        <table:table-row table:style-name="ro1">
          <table:table-cell office:value-type="string" calcext:value-type="string">
            <text:p>Dataset is 136 elements long.</text:p>
          </table:table-cell>
          <table:table-cell/>
        </table:table-row>
        <table:table-row table:style-name="ro1">
          <table:table-cell office:value-type="string" calcext:value-type="string">
            <text:p>NGRAM for ECGFIVEDAYS with params:</text:p>
          </table:table-cell>
          <table:table-cell/>
        </table:table-row>
        <table:table-row table:style-name="ro1">
          <table:table-cell office:value-type="string" calcext:value-type="string">
            <text:p>ngram: 30, alpha: 3, </text:p>
          </table:table-cell>
          <table:table-cell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37858" calcext:value-type="float">
            <text:p>0.837858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39159" calcext:value-type="float">
            <text:p>0.83915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37858" calcext:value-type="float">
            <text:p>0.837858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37858" calcext:value-type="float">
            <text:p>0.837858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37858" calcext:value-type="float">
            <text:p>0.83785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37858" calcext:value-type="float">
            <text:p>0.837858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0.836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NGRAM for TWOLEADECG has been started.</text:p>
          </table:table-cell>
          <table:table-cell/>
        </table:table-row>
        <table:table-row table:style-name="ro1">
          <table:table-cell office:value-type="string" calcext:value-type="string">
            <text:p>Dataset TwoLeadECG - 1162 records.</text:p>
          </table:table-cell>
          <table:table-cell/>
        </table:table-row>
        <table:table-row table:style-name="ro1">
          <table:table-cell office:value-type="string" calcext:value-type="string">
            <text:p>Data contains 2 classes:</text:p>
          </table:table-cell>
          <table:table-cell/>
        </table:table-row>
        <table:table-row table:style-name="ro1">
          <table:table-cell office:value-type="string" calcext:value-type="string">
            <text:p>Class '2' contains 581 records</text:p>
          </table:table-cell>
          <table:table-cell/>
        </table:table-row>
        <table:table-row table:style-name="ro1">
          <table:table-cell office:value-type="string" calcext:value-type="string">
            <text:p>Class '1' contains 581 records</text:p>
          </table:table-cell>
          <table:table-cell/>
        </table:table-row>
        <table:table-row table:style-name="ro1">
          <table:table-cell office:value-type="string" calcext:value-type="string">
            <text:p>Dataset is 82 elements long.</text:p>
          </table:table-cell>
          <table:table-cell/>
        </table:table-row>
        <table:table-row table:style-name="ro1">
          <table:table-cell office:value-type="string" calcext:value-type="string">
            <text:p>NGRAM for TWOLEADECG with params:</text:p>
          </table:table-cell>
          <table:table-cell/>
        </table:table-row>
        <table:table-row table:style-name="ro1">
          <table:table-cell office:value-type="string" calcext:value-type="string">
            <text:p>ngram: 30, alpha: 3, </text:p>
          </table:table-cell>
          <table:table-cell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654045" calcext:value-type="float">
            <text:p>0.654045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657586" calcext:value-type="float">
            <text:p>0.65758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654045" calcext:value-type="float">
            <text:p>0.654045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654045" calcext:value-type="float">
            <text:p>0.654045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654045" calcext:value-type="float">
            <text:p>0.65404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654045" calcext:value-type="float">
            <text:p>0.654045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0.477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NGRAM for YOGA has been started.</text:p>
          </table:table-cell>
          <table:table-cell/>
        </table:table-row>
        <table:table-row table:style-name="ro1">
          <table:table-cell office:value-type="string" calcext:value-type="string">
            <text:p>Dataset yoga - 3300 records.</text:p>
          </table:table-cell>
          <table:table-cell/>
        </table:table-row>
        <table:table-row table:style-name="ro1">
          <table:table-cell office:value-type="string" calcext:value-type="string">
            <text:p>Data contains 2 classes:</text:p>
          </table:table-cell>
          <table:table-cell/>
        </table:table-row>
        <table:table-row table:style-name="ro1">
          <table:table-cell office:value-type="string" calcext:value-type="string">
            <text:p>Class '1' contains 1530 records</text:p>
          </table:table-cell>
          <table:table-cell/>
        </table:table-row>
        <table:table-row table:style-name="ro1">
          <table:table-cell office:value-type="string" calcext:value-type="string">
            <text:p>Class '2' contains 1770 records</text:p>
          </table:table-cell>
          <table:table-cell/>
        </table:table-row>
        <table:table-row table:style-name="ro1">
          <table:table-cell office:value-type="string" calcext:value-type="string">
            <text:p>Dataset is 426 elements long.</text:p>
          </table:table-cell>
          <table:table-cell/>
        </table:table-row>
        <table:table-row table:style-name="ro1">
          <table:table-cell office:value-type="string" calcext:value-type="string">
            <text:p>NGRAM for YOGA with params:</text:p>
          </table:table-cell>
          <table:table-cell/>
        </table:table-row>
        <table:table-row table:style-name="ro1">
          <table:table-cell office:value-type="string" calcext:value-type="string">
            <text:p>ngram: 30, alpha: 3, </text:p>
          </table:table-cell>
          <table:table-cell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66697" calcext:value-type="float">
            <text:p>0.6669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677264" calcext:value-type="float">
            <text:p>0.67726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66697" calcext:value-type="float">
            <text:p>0.66697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63464" calcext:value-type="float">
            <text:p>0.63464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650604" calcext:value-type="float">
            <text:p>0.650604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66697" calcext:value-type="float">
            <text:p>0.66697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4.28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NGRAM for MOTESTRAIN has been started.</text:p>
          </table:table-cell>
          <table:table-cell/>
        </table:table-row>
        <table:table-row table:style-name="ro1">
          <table:table-cell office:value-type="string" calcext:value-type="string">
            <text:p>Dataset MoteStrain - 1272 records.</text:p>
          </table:table-cell>
          <table:table-cell/>
        </table:table-row>
        <table:table-row table:style-name="ro1">
          <table:table-cell office:value-type="string" calcext:value-type="string">
            <text:p>Data contains 2 classes:</text:p>
          </table:table-cell>
          <table:table-cell/>
        </table:table-row>
        <table:table-row table:style-name="ro1">
          <table:table-cell office:value-type="string" calcext:value-type="string">
            <text:p>Class '2' contains 587 records</text:p>
          </table:table-cell>
          <table:table-cell/>
        </table:table-row>
        <table:table-row table:style-name="ro1">
          <table:table-cell office:value-type="string" calcext:value-type="string">
            <text:p>Class '1' contains 685 records</text:p>
          </table:table-cell>
          <table:table-cell/>
        </table:table-row>
        <table:table-row table:style-name="ro1">
          <table:table-cell office:value-type="string" calcext:value-type="string">
            <text:p>Dataset is 84 elements long.</text:p>
          </table:table-cell>
          <table:table-cell/>
        </table:table-row>
        <table:table-row table:style-name="ro1">
          <table:table-cell office:value-type="string" calcext:value-type="string">
            <text:p>NGRAM for MOTESTRAIN with params:</text:p>
          </table:table-cell>
          <table:table-cell/>
        </table:table-row>
        <table:table-row table:style-name="ro1">
          <table:table-cell office:value-type="string" calcext:value-type="string">
            <text:p>ngram: 30, alpha: 3, </text:p>
          </table:table-cell>
          <table:table-cell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02673" calcext:value-type="float">
            <text:p>0.80267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07601" calcext:value-type="float">
            <text:p>0.807601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02673" calcext:value-type="float">
            <text:p>0.80267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784759" calcext:value-type="float">
            <text:p>0.784759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793665" calcext:value-type="float">
            <text:p>0.79366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02673" calcext:value-type="float">
            <text:p>0.802673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0.58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NGRAM for ITALYPOWERDEMAND has been started.</text:p>
          </table:table-cell>
          <table:table-cell/>
        </table:table-row>
        <table:table-row table:style-name="ro1">
          <table:table-cell office:value-type="string" calcext:value-type="string">
            <text:p>Dataset ItalyPowerDemand - 1096 records.</text:p>
          </table:table-cell>
          <table:table-cell/>
        </table:table-row>
        <table:table-row table:style-name="ro1">
          <table:table-cell office:value-type="string" calcext:value-type="string">
            <text:p>Data contains 2 classes:</text:p>
          </table:table-cell>
          <table:table-cell/>
        </table:table-row>
        <table:table-row table:style-name="ro1">
          <table:table-cell office:value-type="string" calcext:value-type="string">
            <text:p>Class '1' contains 547 records</text:p>
          </table:table-cell>
          <table:table-cell/>
        </table:table-row>
        <table:table-row table:style-name="ro1">
          <table:table-cell office:value-type="string" calcext:value-type="string">
            <text:p>Class '2' contains 549 records</text:p>
          </table:table-cell>
          <table:table-cell/>
        </table:table-row>
        <table:table-row table:style-name="ro1">
          <table:table-cell office:value-type="string" calcext:value-type="string">
            <text:p>Dataset is 24 elements long.</text:p>
          </table:table-cell>
          <table:table-cell/>
        </table:table-row>
        <table:table-row table:style-name="ro1">
          <table:table-cell office:value-type="string" calcext:value-type="string">
            <text:p>NGRAM for ITALYPOWERDEMAND with params:</text:p>
          </table:table-cell>
          <table:table-cell/>
        </table:table-row>
        <table:table-row table:style-name="ro1">
          <table:table-cell office:value-type="string" calcext:value-type="string">
            <text:p>ngram: 30, alpha: 3, </text:p>
          </table:table-cell>
          <table:table-cell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09915" calcext:value-type="float">
            <text:p>0.809915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10781" calcext:value-type="float">
            <text:p>0.810781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09915" calcext:value-type="float">
            <text:p>0.809915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09777" calcext:value-type="float">
            <text:p>0.809777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09846" calcext:value-type="float">
            <text:p>0.809846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09915" calcext:value-type="float">
            <text:p>0.809915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0.273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NGRAM for CHLORINECONCENTRATION has been started.</text:p>
          </table:table-cell>
          <table:table-cell/>
        </table:table-row>
        <table:table-row table:style-name="ro1">
          <table:table-cell office:value-type="string" calcext:value-type="string">
            <text:p>Dataset ChlorineConcentration - 4307 records.</text:p>
          </table:table-cell>
          <table:table-cell/>
        </table:table-row>
        <table:table-row table:style-name="ro1">
          <table:table-cell office:value-type="string" calcext:value-type="string">
            <text:p>Data contains 3 classes:</text:p>
          </table:table-cell>
          <table:table-cell/>
        </table:table-row>
        <table:table-row table:style-name="ro1">
          <table:table-cell office:value-type="string" calcext:value-type="string">
            <text:p>Class '1' contains 1000 records</text:p>
          </table:table-cell>
          <table:table-cell/>
        </table:table-row>
        <table:table-row table:style-name="ro1">
          <table:table-cell office:value-type="string" calcext:value-type="string">
            <text:p>Class '3' contains 2307 records</text:p>
          </table:table-cell>
          <table:table-cell/>
        </table:table-row>
        <table:table-row table:style-name="ro1">
          <table:table-cell office:value-type="string" calcext:value-type="string">
            <text:p>Class '2' contains 1000 records</text:p>
          </table:table-cell>
          <table:table-cell/>
        </table:table-row>
        <table:table-row table:style-name="ro1">
          <table:table-cell office:value-type="string" calcext:value-type="string">
            <text:p>Dataset is 166 elements long.</text:p>
          </table:table-cell>
          <table:table-cell/>
        </table:table-row>
        <table:table-row table:style-name="ro1">
          <table:table-cell office:value-type="string" calcext:value-type="string">
            <text:p>NGRAM for CHLORINECONCENTRATION with params:</text:p>
          </table:table-cell>
          <table:table-cell/>
        </table:table-row>
        <table:table-row table:style-name="ro1">
          <table:table-cell office:value-type="string" calcext:value-type="string">
            <text:p>ngram: 30, alpha: 3, </text:p>
          </table:table-cell>
          <table:table-cell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650698" calcext:value-type="float">
            <text:p>0.650698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1047" calcext:value-type="float">
            <text:p>0.5104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476047" calcext:value-type="float">
            <text:p>0.476047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2.835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NGRAM for TWOPATTERNS has been started.</text:p>
          </table:table-cell>
          <table:table-cell/>
        </table:table-row>
        <table:table-row table:style-name="ro1">
          <table:table-cell office:value-type="string" calcext:value-type="string">
            <text:p>Dataset Two_Patterns - 5000 records.</text:p>
          </table:table-cell>
          <table:table-cell/>
        </table:table-row>
        <table:table-row table:style-name="ro1">
          <table:table-cell office:value-type="string" calcext:value-type="string">
            <text:p>Data contains 4 classes:</text:p>
          </table:table-cell>
          <table:table-cell/>
        </table:table-row>
        <table:table-row table:style-name="ro1">
          <table:table-cell office:value-type="string" calcext:value-type="string">
            <text:p>Class '2' contains 1248 records</text:p>
          </table:table-cell>
          <table:table-cell/>
        </table:table-row>
        <table:table-row table:style-name="ro1">
          <table:table-cell office:value-type="string" calcext:value-type="string">
            <text:p>Class '3' contains 1245 records</text:p>
          </table:table-cell>
          <table:table-cell/>
        </table:table-row>
        <table:table-row table:style-name="ro1">
          <table:table-cell office:value-type="string" calcext:value-type="string">
            <text:p>Class '4' contains 1201 records</text:p>
          </table:table-cell>
          <table:table-cell/>
        </table:table-row>
        <table:table-row table:style-name="ro1">
          <table:table-cell office:value-type="string" calcext:value-type="string">
            <text:p>Class '1' contains 1306 records</text:p>
          </table:table-cell>
          <table:table-cell/>
        </table:table-row>
        <table:table-row table:style-name="ro1">
          <table:table-cell office:value-type="string" calcext:value-type="string">
            <text:p>Dataset is 128 elements long.</text:p>
          </table:table-cell>
          <table:table-cell/>
        </table:table-row>
        <table:table-row table:style-name="ro1">
          <table:table-cell office:value-type="string" calcext:value-type="string">
            <text:p>NGRAM for TWOPATTERNS with params:</text:p>
          </table:table-cell>
          <table:table-cell/>
        </table:table-row>
        <table:table-row table:style-name="ro1">
          <table:table-cell office:value-type="string" calcext:value-type="string">
            <text:p>ngram: 30, alpha: 3, </text:p>
          </table:table-cell>
          <table:table-cell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497" calcext:value-type="float">
            <text:p>0.749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485512" calcext:value-type="float">
            <text:p>0.48551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4994" calcext:value-type="float">
            <text:p>0.4994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3.441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NGRAM for WAFER has been started.</text:p>
          </table:table-cell>
          <table:table-cell/>
        </table:table-row>
        <table:table-row table:style-name="ro1">
          <table:table-cell office:value-type="string" calcext:value-type="string">
            <text:p>Dataset wafer - 7164 records.</text:p>
          </table:table-cell>
          <table:table-cell/>
        </table:table-row>
        <table:table-row table:style-name="ro1">
          <table:table-cell office:value-type="string" calcext:value-type="string">
            <text:p>Data contains 2 classes:</text:p>
          </table:table-cell>
          <table:table-cell/>
        </table:table-row>
        <table:table-row table:style-name="ro1">
          <table:table-cell office:value-type="string" calcext:value-type="string">
            <text:p>Class '1' contains 6402 records</text:p>
          </table:table-cell>
          <table:table-cell/>
        </table:table-row>
        <table:table-row table:style-name="ro1">
          <table:table-cell office:value-type="string" calcext:value-type="string">
            <text:p>Class '2' contains 762 records</text:p>
          </table:table-cell>
          <table:table-cell/>
        </table:table-row>
        <table:table-row table:style-name="ro1">
          <table:table-cell office:value-type="string" calcext:value-type="string">
            <text:p>Dataset is 152 elements long.</text:p>
          </table:table-cell>
          <table:table-cell/>
        </table:table-row>
        <table:table-row table:style-name="ro1">
          <table:table-cell office:value-type="string" calcext:value-type="string">
            <text:p>NGRAM for WAFER with params:</text:p>
          </table:table-cell>
          <table:table-cell/>
        </table:table-row>
        <table:table-row table:style-name="ro1">
          <table:table-cell office:value-type="string" calcext:value-type="string">
            <text:p>ngram: 30, alpha: 3, </text:p>
          </table:table-cell>
          <table:table-cell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81863" calcext:value-type="float">
            <text:p>0.88186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48667" calcext:value-type="float">
            <text:p>0.84866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81863" calcext:value-type="float">
            <text:p>0.88186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130399" calcext:value-type="float">
            <text:p>0.130399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339108" calcext:value-type="float">
            <text:p>0.33910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81863" calcext:value-type="float">
            <text:p>0.881863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3.747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NGRAM for INLINESKATE has been started.</text:p>
          </table:table-cell>
          <table:table-cell/>
        </table:table-row>
        <table:table-row table:style-name="ro1">
          <table:table-cell office:value-type="string" calcext:value-type="string">
            <text:p>Dataset InlineSkate - 650 records.</text:p>
          </table:table-cell>
          <table:table-cell/>
        </table:table-row>
        <table:table-row table:style-name="ro1">
          <table:table-cell office:value-type="string" calcext:value-type="string">
            <text:p>Data contains 7 classes:</text:p>
          </table:table-cell>
          <table:table-cell/>
        </table:table-row>
        <table:table-row table:style-name="ro1">
          <table:table-cell office:value-type="string" calcext:value-type="string">
            <text:p>Class '2' contains 100 records</text:p>
          </table:table-cell>
          <table:table-cell/>
        </table:table-row>
        <table:table-row table:style-name="ro1">
          <table:table-cell office:value-type="string" calcext:value-type="string">
            <text:p>Class '3' contains 103 records</text:p>
          </table:table-cell>
          <table:table-cell/>
        </table:table-row>
        <table:table-row table:style-name="ro1">
          <table:table-cell office:value-type="string" calcext:value-type="string">
            <text:p>Class '7' contains 62 records</text:p>
          </table:table-cell>
          <table:table-cell/>
        </table:table-row>
        <table:table-row table:style-name="ro1">
          <table:table-cell office:value-type="string" calcext:value-type="string">
            <text:p>Class '6' contains 98 records</text:p>
          </table:table-cell>
          <table:table-cell/>
        </table:table-row>
        <table:table-row table:style-name="ro1">
          <table:table-cell office:value-type="string" calcext:value-type="string">
            <text:p>Class '4' contains 108 records</text:p>
          </table:table-cell>
          <table:table-cell/>
        </table:table-row>
        <table:table-row table:style-name="ro1">
          <table:table-cell office:value-type="string" calcext:value-type="string">
            <text:p>Class '5' contains 117 records</text:p>
          </table:table-cell>
          <table:table-cell/>
        </table:table-row>
        <table:table-row table:style-name="ro1">
          <table:table-cell office:value-type="string" calcext:value-type="string">
            <text:p>Class '1' contains 62 records</text:p>
          </table:table-cell>
          <table:table-cell/>
        </table:table-row>
        <table:table-row table:style-name="ro1">
          <table:table-cell office:value-type="string" calcext:value-type="string">
            <text:p>Dataset is 1882 elements long.</text:p>
          </table:table-cell>
          <table:table-cell/>
        </table:table-row>
        <table:table-row table:style-name="ro1">
          <table:table-cell office:value-type="string" calcext:value-type="string">
            <text:p>NGRAM for INLINESKATE with params:</text:p>
          </table:table-cell>
          <table:table-cell/>
        </table:table-row>
        <table:table-row table:style-name="ro1">
          <table:table-cell office:value-type="string" calcext:value-type="string">
            <text:p>ngram: 30, alpha: 3, </text:p>
          </table:table-cell>
          <table:table-cell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93114" calcext:value-type="float">
            <text:p>0.793114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294736" calcext:value-type="float">
            <text:p>0.29473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275897" calcext:value-type="float">
            <text:p>0.275897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3.252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NGRAM for PATIENTS has been started.</text:p>
          </table:table-cell>
          <table:table-cell/>
        </table:table-row>
        <table:table-row table:style-name="ro1">
          <table:table-cell office:value-type="string" calcext:value-type="string">
            <text:p>Data contains 2 classes:</text:p>
          </table:table-cell>
          <table:table-cell/>
        </table:table-row>
        <table:table-row table:style-name="ro1">
          <table:table-cell office:value-type="string" calcext:value-type="string">
            <text:p>Class '0' contains 65 records</text:p>
          </table:table-cell>
          <table:table-cell/>
        </table:table-row>
        <table:table-row table:style-name="ro1">
          <table:table-cell office:value-type="string" calcext:value-type="string">
            <text:p>Class '1' contains 51 records</text:p>
          </table:table-cell>
          <table:table-cell/>
        </table:table-row>
        <table:table-row table:style-name="ro1">
          <table:table-cell office:value-type="string" calcext:value-type="string">
            <text:p>Dataset is 288 elements long.</text:p>
          </table:table-cell>
          <table:table-cell/>
        </table:table-row>
        <table:table-row table:style-name="ro1">
          <table:table-cell office:value-type="string" calcext:value-type="string">
            <text:p>NGRAM for PATIENTS with params:</text:p>
          </table:table-cell>
          <table:table-cell/>
        </table:table-row>
        <table:table-row table:style-name="ro1">
          <table:table-cell office:value-type="string" calcext:value-type="string">
            <text:p>ngram: 30, alpha: 3, </text:p>
          </table:table-cell>
          <table:table-cell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8908" calcext:value-type="float">
            <text:p>0.58908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91326" calcext:value-type="float">
            <text:p>0.59132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8908" calcext:value-type="float">
            <text:p>0.58908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586083" calcext:value-type="float">
            <text:p>0.586083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87569" calcext:value-type="float">
            <text:p>0.587569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8908" calcext:value-type="float">
            <text:p>0.58908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1.028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 style:data-style-name="N2" text:time-value="21:25:16.8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07:46:19.906000000</meta:creation-date>
    <dc:date>2015-10-22T01:05:07.845000000</dc:date>
    <meta:editing-duration>PT2H36M8S</meta:editing-duration>
    <meta:editing-cycles>20</meta:editing-cycles>
    <meta:generator>LibreOffice/4.4.1.2$Windows_x86 LibreOffice_project/45e2de17089c24a1fa810c8f975a7171ba4cd432</meta:generator>
    <meta:document-statistic meta:table-count="2" meta:cell-count="866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6.748cm" xlink:href=".." xlink:type="simple" chart:class="chart:bar" chart:style-name="ch1">
        <chart:title svg:x="7.096cm" svg:y="0.27cm" chart:style-name="ch2">
          <text:p>ECG200</text:p>
        </chart:title>
        <chart:legend chart:legend-position="end" svg:x="13.577cm" svg:y="3.075cm" style:legend-expansion="high" chart:style-name="ch3"/>
        <chart:plot-area chart:style-name="ch4" table:cell-range-address="Sheet1.B1:Sheet1.G1 Sheet1.A6:Sheet1.G6" chart:data-source-has-labels="both" svg:x="0.319cm" svg:y="1.183cm" svg:width="12.939cm" svg:height="5.431cm">
          <chartooo:coordinate-region svg:x="1.231cm" svg:y="1.382cm" svg:width="12.027cm" svg:height="4.58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:Sheet1.G6" chart:label-cell-address="Sheet1.A6:Sheet1.A6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6:Sheet1.A6</svg:desc>
                </draw:g>
              </table:table-cell>
              <table:table-cell office:value-type="float" office:value="0.8">
                <text:p>0.8</text:p>
                <draw:g>
                  <svg:desc>Sheet1.B6:Sheet1.G6</svg:desc>
                </draw:g>
              </table:table-cell>
              <table:table-cell office:value-type="float" office:value="0.831667">
                <text:p>0.831667</text:p>
              </table:table-cell>
              <table:table-cell office:value-type="float" office:value="0.788333">
                <text:p>0.788333</text:p>
              </table:table-cell>
              <table:table-cell office:value-type="float" office:value="0.833333">
                <text:p>0.833333</text:p>
              </table:table-cell>
              <table:table-cell office:value-type="float" office:value="0.895">
                <text:p>0.895</text:p>
              </table:table-cell>
              <table:table-cell office:value-type="float" office:value="0.803333">
                <text:p>0.80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748cm" xlink:href=".." xlink:type="simple" chart:class="chart:bar" chart:style-name="ch1">
        <chart:title svg:x="6.858cm" svg:y="0.27cm" chart:style-name="ch2">
          <text:p>InlineSkate</text:p>
        </chart:title>
        <chart:legend chart:legend-position="end" svg:x="13.578cm" svg:y="3.075cm" style:legend-expansion="high" chart:style-name="ch3"/>
        <chart:plot-area chart:style-name="ch4" table:cell-range-address="Sheet1.B1:Sheet1.G1 Sheet1.A134:Sheet1.G134" chart:data-source-has-labels="both" svg:x="0.32cm" svg:y="1.183cm" svg:width="12.938cm" svg:height="5.431cm">
          <chartooo:coordinate-region svg:x="1.232cm" svg:y="1.382cm" svg:width="12.026cm" svg:height="4.58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34:Sheet1.G134" chart:label-cell-address="Sheet1.A134:Sheet1.A13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34:Sheet1.A134</svg:desc>
                </draw:g>
              </table:table-cell>
              <table:table-cell office:value-type="float" office:value="0.825495">
                <text:p>0.825495</text:p>
                <draw:g>
                  <svg:desc>Sheet1.B134:Sheet1.G134</svg:desc>
                </draw:g>
              </table:table-cell>
              <table:table-cell office:value-type="float" office:value="0.828425">
                <text:p>0.828425</text:p>
              </table:table-cell>
              <table:table-cell office:value-type="float" office:value="0.793114">
                <text:p>0.793114</text:p>
              </table:table-cell>
              <table:table-cell office:value-type="float" office:value="0.856264">
                <text:p>0.856264</text:p>
              </table:table-cell>
              <table:table-cell office:value-type="float" office:value="0.834725">
                <text:p>0.834725</text:p>
              </table:table-cell>
              <table:table-cell office:value-type="float" office:value="0.839853">
                <text:p>0.83985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42cm" xlink:href=".." xlink:type="simple" chart:class="chart:bar" chart:style-name="ch1">
        <chart:title svg:x="7.149cm" svg:y="0.268cm" chart:style-name="ch2">
          <text:p>Patients</text:p>
        </chart:title>
        <chart:legend chart:legend-position="end" svg:x="13.578cm" svg:y="3.022cm" style:legend-expansion="high" chart:style-name="ch3"/>
        <chart:plot-area chart:style-name="ch4" table:cell-range-address="Sheet1.B1:Sheet1.G1 Sheet1.A148:Sheet1.G148" chart:data-source-has-labels="both" svg:x="0.32cm" svg:y="1.179cm" svg:width="12.938cm" svg:height="5.331cm">
          <chartooo:coordinate-region svg:x="1.047cm" svg:y="1.379cm" svg:width="12.211cm" svg:height="4.484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48:Sheet1.G148" chart:label-cell-address="Sheet1.A148:Sheet1.A148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48:Sheet1.A148</svg:desc>
                </draw:g>
              </table:table-cell>
              <table:table-cell office:value-type="float" office:value="0.58046">
                <text:p>0.58046</text:p>
                <draw:g>
                  <svg:desc>Sheet1.B148:Sheet1.G148</svg:desc>
                </draw:g>
              </table:table-cell>
              <table:table-cell office:value-type="float" office:value="0.491379">
                <text:p>0.491379</text:p>
              </table:table-cell>
              <table:table-cell office:value-type="float" office:value="0.58908">
                <text:p>0.58908</text:p>
              </table:table-cell>
              <table:table-cell office:value-type="float" office:value="0.554598">
                <text:p>0.554598</text:p>
              </table:table-cell>
              <table:table-cell office:value-type="float" office:value="0.422414">
                <text:p>0.422414</text:p>
              </table:table-cell>
              <table:table-cell office:value-type="float" office:value="0.534483">
                <text:p>0.53448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282cm" svg:y="4.201cm" style:legend-expansion="high" chart:style-name="ch2"/>
        <chart:plot-area chart:style-name="ch3" table:cell-range-address="Sheet1.A156:Sheet1.G157" chart:data-source-has-labels="both" svg:x="0.32cm" svg:y="0.18cm" svg:width="11.642cm" svg:height="8.64cm">
          <chartooo:coordinate-region svg:x="1.047cm" svg:y="0.379cm" svg:width="10.915cm" svg:height="7.396cm"/>
          <chart:axis chart:dimension="x" chart:name="primary-x" chart:style-name="ch4" chartooo:axis-type="auto">
            <chartooo:date-scale/>
            <chart:categories table:cell-range-address="Sheet1.B156:Sheet1.G1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57:Sheet1.G157" chart:label-cell-address="Sheet1.A157:Sheet1.A157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liczanie</text:p>
                <draw:g>
                  <svg:desc>Sheet1.B156:Sheet1.G156</svg:desc>
                </draw:g>
              </table:table-cell>
              <table:table-cell office:value-type="string">
                <text:p>Regresja</text:p>
              </table:table-cell>
              <table:table-cell office:value-type="string">
                <text:p>Klas. Ngramowy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średnia dokładność</text:p>
                <draw:g>
                  <svg:desc>Sheet1.A157:Sheet1.A157</svg:desc>
                </draw:g>
              </table:table-cell>
              <table:table-cell office:value-type="float" office:value="0.856635090909091">
                <text:p>0.856635090909091</text:p>
                <draw:g>
                  <svg:desc>Sheet1.B157:Sheet1.G157</svg:desc>
                </draw:g>
              </table:table-cell>
              <table:table-cell office:value-type="float" office:value="0.869463636363636">
                <text:p>0.869463636363636</text:p>
              </table:table-cell>
              <table:table-cell office:value-type="float" office:value="0.747659">
                <text:p>0.747659</text:p>
              </table:table-cell>
              <table:table-cell office:value-type="float" office:value="0.902568090909091">
                <text:p>0.902568090909091</text:p>
              </table:table-cell>
              <table:table-cell office:value-type="float" office:value="0.890928454545454">
                <text:p>0.890928454545454</text:p>
              </table:table-cell>
              <table:table-cell office:value-type="float" office:value="0.864433727272727">
                <text:p>0.86443372727272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42cm" xlink:href=".." xlink:type="simple" chart:class="chart:bar" chart:style-name="ch1">
        <chart:title svg:x="6.554cm" svg:y="0.268cm" chart:style-name="ch2">
          <text:p>ECGFiveDays</text:p>
        </chart:title>
        <chart:legend chart:legend-position="end" svg:x="13.578cm" svg:y="3.022cm" style:legend-expansion="high" chart:style-name="ch3"/>
        <chart:plot-area chart:style-name="ch4" table:cell-range-address="Sheet1.B1:Sheet1.G1 Sheet1.A19:Sheet1.G19" chart:data-source-has-labels="both" svg:x="0.32cm" svg:y="1.179cm" svg:width="12.938cm" svg:height="5.331cm">
          <chartooo:coordinate-region svg:x="1.232cm" svg:y="1.378cm" svg:width="12.026cm" svg:height="4.48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9:Sheet1.G19" chart:label-cell-address="Sheet1.A19:Sheet1.A1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9:Sheet1.A19</svg:desc>
                </draw:g>
              </table:table-cell>
              <table:table-cell office:value-type="float" office:value="0.940422">
                <text:p>0.940422</text:p>
                <draw:g>
                  <svg:desc>Sheet1.B19:Sheet1.G19</svg:desc>
                </draw:g>
              </table:table-cell>
              <table:table-cell office:value-type="float" office:value="0.947964">
                <text:p>0.947964</text:p>
              </table:table-cell>
              <table:table-cell office:value-type="float" office:value="0.837858">
                <text:p>0.837858</text:p>
              </table:table-cell>
              <table:table-cell office:value-type="float" office:value="0.977753">
                <text:p>0.977753</text:p>
              </table:table-cell>
              <table:table-cell office:value-type="float" office:value="0.99095">
                <text:p>0.99095</text:p>
              </table:table-cell>
              <table:table-cell office:value-type="float" office:value="0.970588">
                <text:p>0.9705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748cm" xlink:href=".." xlink:type="simple" chart:class="chart:bar" chart:style-name="ch1">
        <chart:title svg:x="6.594cm" svg:y="0.27cm" chart:style-name="ch2">
          <text:p>TwoLeadECG</text:p>
        </chart:title>
        <chart:legend chart:legend-position="end" svg:x="13.578cm" svg:y="3.075cm" style:legend-expansion="high" chart:style-name="ch3"/>
        <chart:plot-area chart:style-name="ch4" table:cell-range-address="Sheet1.B1:Sheet1.G1 Sheet1.A32:Sheet1.G32" chart:data-source-has-labels="both" svg:x="0.32cm" svg:y="1.183cm" svg:width="12.938cm" svg:height="5.431cm">
          <chartooo:coordinate-region svg:x="1.047cm" svg:y="1.382cm" svg:width="12.211cm" svg:height="4.58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2:Sheet1.G32" chart:label-cell-address="Sheet1.A32:Sheet1.A3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32:Sheet1.A32</svg:desc>
                </draw:g>
              </table:table-cell>
              <table:table-cell office:value-type="float" office:value="0.919679">
                <text:p>0.919679</text:p>
                <draw:g>
                  <svg:desc>Sheet1.B32:Sheet1.G32</svg:desc>
                </draw:g>
              </table:table-cell>
              <table:table-cell office:value-type="float" office:value="0.965863">
                <text:p>0.965863</text:p>
              </table:table-cell>
              <table:table-cell office:value-type="float" office:value="0.654045">
                <text:p>0.654045</text:p>
              </table:table-cell>
              <table:table-cell office:value-type="float" office:value="0.997992">
                <text:p>0.997992</text:p>
              </table:table-cell>
              <table:table-cell office:value-type="float" office:value="0.968445">
                <text:p>0.968445</text:p>
              </table:table-cell>
              <table:table-cell office:value-type="float" office:value="0.911933">
                <text:p>0.9119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95cm" xlink:href=".." xlink:type="simple" chart:class="chart:bar" chart:style-name="ch1">
        <chart:title svg:x="7.308cm" svg:y="0.269cm" chart:style-name="ch2">
          <text:p>YOGA</text:p>
        </chart:title>
        <chart:legend chart:legend-position="end" svg:x="13.578cm" svg:y="3.048cm" style:legend-expansion="high" chart:style-name="ch3"/>
        <chart:plot-area chart:style-name="ch4" table:cell-range-address="Sheet1.B1:Sheet1.G1 Sheet1.A47:Sheet1.G47" chart:data-source-has-labels="both" svg:x="0.32cm" svg:y="1.181cm" svg:width="12.938cm" svg:height="5.381cm">
          <chartooo:coordinate-region svg:x="1.047cm" svg:y="1.38cm" svg:width="12.211cm" svg:height="4.53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7:Sheet1.G47" chart:label-cell-address="Sheet1.A47:Sheet1.A47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47:Sheet1.A47</svg:desc>
                </draw:g>
              </table:table-cell>
              <table:table-cell office:value-type="float" office:value="0.825556">
                <text:p>0.825556</text:p>
                <draw:g>
                  <svg:desc>Sheet1.B47:Sheet1.G47</svg:desc>
                </draw:g>
              </table:table-cell>
              <table:table-cell office:value-type="float" office:value="0.866465">
                <text:p>0.866465</text:p>
              </table:table-cell>
              <table:table-cell office:value-type="float" office:value="0.66697">
                <text:p>0.66697</text:p>
              </table:table-cell>
              <table:table-cell office:value-type="float" office:value="0.912929">
                <text:p>0.912929</text:p>
              </table:table-cell>
              <table:table-cell office:value-type="float" office:value="0.924141">
                <text:p>0.924141</text:p>
              </table:table-cell>
              <table:table-cell office:value-type="float" office:value="0.853333">
                <text:p>0.85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854cm" xlink:href=".." xlink:type="simple" chart:class="chart:bar" chart:style-name="ch1">
        <chart:title svg:x="6.885cm" svg:y="0.273cm" chart:style-name="ch2">
          <text:p>MoteStrain</text:p>
        </chart:title>
        <chart:legend chart:legend-position="end" svg:x="13.578cm" svg:y="3.128cm" style:legend-expansion="high" chart:style-name="ch3"/>
        <chart:plot-area chart:style-name="ch4" table:cell-range-address="Sheet1.B1:Sheet1.G1 Sheet1.A60:Sheet1.G60" chart:data-source-has-labels="both" svg:x="0.32cm" svg:y="1.189cm" svg:width="12.938cm" svg:height="5.528cm">
          <chartooo:coordinate-region svg:x="1.047cm" svg:y="1.389cm" svg:width="12.211cm" svg:height="4.681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0:Sheet1.G60" chart:label-cell-address="Sheet1.A60:Sheet1.A60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60:Sheet1.A60</svg:desc>
                </draw:g>
              </table:table-cell>
              <table:table-cell office:value-type="float" office:value="0.911688">
                <text:p>0.911688</text:p>
                <draw:g>
                  <svg:desc>Sheet1.B60:Sheet1.G60</svg:desc>
                </draw:g>
              </table:table-cell>
              <table:table-cell office:value-type="float" office:value="0.908805">
                <text:p>0.908805</text:p>
              </table:table-cell>
              <table:table-cell office:value-type="float" office:value="0.802673">
                <text:p>0.802673</text:p>
              </table:table-cell>
              <table:table-cell office:value-type="float" office:value="0.964885">
                <text:p>0.964885</text:p>
              </table:table-cell>
              <table:table-cell office:value-type="float" office:value="0.956761">
                <text:p>0.956761</text:p>
              </table:table-cell>
              <table:table-cell office:value-type="float" office:value="0.934224">
                <text:p>0.9342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95cm" xlink:href=".." xlink:type="simple" chart:class="chart:bar" chart:style-name="ch1">
        <chart:title svg:x="6.104cm" svg:y="0.269cm" chart:style-name="ch2">
          <text:p>ItalyPowerDemand</text:p>
        </chart:title>
        <chart:legend chart:legend-position="end" svg:x="13.578cm" svg:y="3.048cm" style:legend-expansion="high" chart:style-name="ch3"/>
        <chart:plot-area chart:style-name="ch4" table:cell-range-address="Sheet1.B1:Sheet1.G1 Sheet1.A73:Sheet1.G73" chart:data-source-has-labels="both" svg:x="0.32cm" svg:y="1.181cm" svg:width="12.938cm" svg:height="5.381cm">
          <chartooo:coordinate-region svg:x="1.047cm" svg:y="1.38cm" svg:width="12.211cm" svg:height="4.53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73:Sheet1.G73" chart:label-cell-address="Sheet1.A73:Sheet1.A7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73:Sheet1.A73</svg:desc>
                </draw:g>
              </table:table-cell>
              <table:table-cell office:value-type="float" office:value="0.935219">
                <text:p>0.935219</text:p>
                <draw:g>
                  <svg:desc>Sheet1.B73:Sheet1.G73</svg:desc>
                </draw:g>
              </table:table-cell>
              <table:table-cell office:value-type="float" office:value="0.956204">
                <text:p>0.956204</text:p>
              </table:table-cell>
              <table:table-cell office:value-type="float" office:value="0.809915">
                <text:p>0.809915</text:p>
              </table:table-cell>
              <table:table-cell office:value-type="float" office:value="0.958029">
                <text:p>0.958029</text:p>
              </table:table-cell>
              <table:table-cell office:value-type="float" office:value="0.965328">
                <text:p>0.965328</text:p>
              </table:table-cell>
              <table:table-cell office:value-type="float" office:value="0.941606">
                <text:p>0.94160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721cm" xlink:href=".." xlink:type="simple" chart:class="chart:bar" chart:style-name="ch1">
        <chart:title svg:x="5.76cm" svg:y="0.27cm" chart:style-name="ch2">
          <text:p>ChlorineConcentration</text:p>
        </chart:title>
        <chart:legend chart:legend-position="end" svg:x="13.578cm" svg:y="3.061cm" style:legend-expansion="high" chart:style-name="ch3"/>
        <chart:plot-area chart:style-name="ch4" table:cell-range-address="Sheet1.B1:Sheet1.G1 Sheet1.A87:Sheet1.G87" chart:data-source-has-labels="both" svg:x="0.32cm" svg:y="1.183cm" svg:width="12.938cm" svg:height="5.404cm">
          <chartooo:coordinate-region svg:x="1.047cm" svg:y="1.382cm" svg:width="12.211cm" svg:height="4.558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87:Sheet1.G87" chart:label-cell-address="Sheet1.A87:Sheet1.A87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87:Sheet1.A87</svg:desc>
                </draw:g>
              </table:table-cell>
              <table:table-cell office:value-type="float" office:value="0.826845">
                <text:p>0.826845</text:p>
                <draw:g>
                  <svg:desc>Sheet1.B87:Sheet1.G87</svg:desc>
                </draw:g>
              </table:table-cell>
              <table:table-cell office:value-type="float" office:value="0.88004">
                <text:p>0.88004</text:p>
              </table:table-cell>
              <table:table-cell office:value-type="float" office:value="0.650698">
                <text:p>0.650698</text:p>
              </table:table-cell>
              <table:table-cell office:value-type="float" office:value="0.880143">
                <text:p>0.880143</text:p>
              </table:table-cell>
              <table:table-cell office:value-type="float" office:value="0.854191">
                <text:p>0.854191</text:p>
              </table:table-cell>
              <table:table-cell office:value-type="float" office:value="0.764569">
                <text:p>0.7645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42cm" xlink:href=".." xlink:type="simple" chart:class="chart:bar" chart:style-name="ch1">
        <chart:title svg:x="6.62cm" svg:y="0.268cm" chart:style-name="ch2">
          <text:p>Two_Patterns</text:p>
        </chart:title>
        <chart:legend chart:legend-position="end" svg:x="13.578cm" svg:y="3.022cm" style:legend-expansion="high" chart:style-name="ch3"/>
        <chart:plot-area chart:style-name="ch4" table:cell-range-address="Sheet1.B1:Sheet1.G1 Sheet1.A103:Sheet1.G103" chart:data-source-has-labels="both" svg:x="0.32cm" svg:y="1.179cm" svg:width="12.938cm" svg:height="5.331cm">
          <chartooo:coordinate-region svg:x="1.047cm" svg:y="1.378cm" svg:width="12.211cm" svg:height="4.48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03:Sheet1.G103" chart:label-cell-address="Sheet1.A103:Sheet1.A10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03:Sheet1.A103</svg:desc>
                </draw:g>
              </table:table-cell>
              <table:table-cell office:value-type="float" office:value="0.869533">
                <text:p>0.869533</text:p>
                <draw:g>
                  <svg:desc>Sheet1.B103:Sheet1.G103</svg:desc>
                </draw:g>
              </table:table-cell>
              <table:table-cell office:value-type="float" office:value="0.892267">
                <text:p>0.892267</text:p>
              </table:table-cell>
              <table:table-cell office:value-type="float" office:value="0.7497">
                <text:p>0.7497</text:p>
              </table:table-cell>
              <table:table-cell office:value-type="float" office:value="1">
                <text:p>1</text:p>
              </table:table-cell>
              <table:table-cell office:value-type="float" office:value="0.989933">
                <text:p>0.989933</text:p>
              </table:table-cell>
              <table:table-cell office:value-type="float" office:value="0.971367">
                <text:p>0.9713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748cm" xlink:href=".." xlink:type="simple" chart:class="chart:bar" chart:style-name="ch1">
        <chart:title svg:x="7.308cm" svg:y="0.27cm" chart:style-name="ch2">
          <text:p>Wafer</text:p>
        </chart:title>
        <chart:legend chart:legend-position="end" svg:x="13.578cm" svg:y="3.075cm" style:legend-expansion="high" chart:style-name="ch3"/>
        <chart:plot-area chart:style-name="ch4" table:cell-range-address="Sheet1.B1:Sheet1.G1 Sheet1.A116:Sheet1.G116" chart:data-source-has-labels="both" svg:x="0.32cm" svg:y="1.183cm" svg:width="12.938cm" svg:height="5.431cm">
          <chartooo:coordinate-region svg:x="1.232cm" svg:y="1.382cm" svg:width="12.026cm" svg:height="4.58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16:Sheet1.G116" chart:label-cell-address="Sheet1.A116:Sheet1.A116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16:Sheet1.A116</svg:desc>
                </draw:g>
              </table:table-cell>
              <table:table-cell office:value-type="float" office:value="0.988089">
                <text:p>0.988089</text:p>
                <draw:g>
                  <svg:desc>Sheet1.B116:Sheet1.G116</svg:desc>
                </draw:g>
              </table:table-cell>
              <table:table-cell office:value-type="float" office:value="0.995021">
                <text:p>0.995021</text:p>
              </table:table-cell>
              <table:table-cell office:value-type="float" office:value="0.881863">
                <text:p>0.881863</text:p>
              </table:table-cell>
              <table:table-cell office:value-type="float" office:value="0.992323">
                <text:p>0.992323</text:p>
              </table:table-cell>
              <table:table-cell office:value-type="float" office:value="0.998325">
                <text:p>0.998325</text:p>
              </table:table-cell>
              <table:table-cell office:value-type="float" office:value="0.983482">
                <text:p>0.9834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